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82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0.4cm"/>
    </style:style>
    <style:style style:name="co7" style:family="table-column">
      <style:table-column-properties fo:break-before="auto" style:column-width="0.199cm"/>
    </style:style>
    <style:style style:name="co8" style:family="table-column">
      <style:table-column-properties fo:break-before="auto" style:column-width="0.714cm"/>
    </style:style>
    <style:style style:name="co9" style:family="table-column">
      <style:table-column-properties fo:break-before="auto" style:column-width="0.305cm"/>
    </style:style>
    <style:style style:name="co10" style:family="table-column">
      <style:table-column-properties fo:break-before="auto" style:column-width="0.349cm"/>
    </style:style>
    <style:style style:name="co11" style:family="table-column">
      <style:table-column-properties fo:break-before="auto" style:column-width="1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A =</text:p>
          </table:table-cell>
          <table:table-cell table:style-name="ce2" office:value-type="float" office:value="15114" calcext:value-type="float">
            <text:p>15114</text:p>
          </table:table-cell>
          <table:table-cell table:number-columns-repeated="54"/>
        </table:table-row>
        <table:table-row table:style-name="ro1">
          <table:table-cell/>
          <table:table-cell table:style-name="ce1" office:value-type="string" calcext:value-type="string">
            <text:p>C =</text:p>
          </table:table-cell>
          <table:table-cell table:style-name="ce2" office:value-type="float" office:value="15638" calcext:value-type="float">
            <text:p>15638</text:p>
          </table:table-cell>
          <table:table-cell table:number-columns-repeated="54"/>
        </table:table-row>
        <table:table-row table:style-name="ro1">
          <table:table-cell/>
          <table:table-cell table:style-name="ce1"/>
          <table:table-cell table:style-name="ce2"/>
          <table:table-cell table:number-columns-repeated="26"/>
          <table:table-cell table:formula="of:=INT(([.AE4]+[.AE5]+[.AE3])/2)" office:value-type="float" office:value="0" calcext:value-type="float">
            <text:p>0</text:p>
          </table:table-cell>
          <table:table-cell table:formula="of:=INT(([.AF4]+[.AF5]+[.AF3])/2)" office:value-type="float" office:value="1" calcext:value-type="float">
            <text:p>1</text:p>
          </table:table-cell>
          <table:table-cell table:formula="of:=INT(([.AG4]+[.AG5]+[.AG3])/2)" office:value-type="float" office:value="1" calcext:value-type="float">
            <text:p>1</text:p>
          </table:table-cell>
          <table:table-cell table:formula="of:=INT(([.AI4]+[.AI5]+[.AI3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J4]+[.AJ5]+[.AJ3])/2)" office:value-type="float" office:value="1" calcext:value-type="float">
            <text:p>1</text:p>
          </table:table-cell>
          <table:table-cell table:formula="of:=INT(([.AK4]+[.AK5]+[.AK3])/2)" office:value-type="float" office:value="1" calcext:value-type="float">
            <text:p>1</text:p>
          </table:table-cell>
          <table:table-cell table:formula="of:=INT(([.AL4]+[.AL5]+[.AL3])/2)" office:value-type="float" office:value="1" calcext:value-type="float">
            <text:p>1</text:p>
          </table:table-cell>
          <table:table-cell table:formula="of:=INT(([.AN4]+[.AN5]+[.AN3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O4]+[.AO5]+[.AO3])/2)" office:value-type="float" office:value="0" calcext:value-type="float">
            <text:p>0</text:p>
          </table:table-cell>
          <table:table-cell table:formula="of:=INT(([.AP4]+[.AP5]+[.AP3])/2)" office:value-type="float" office:value="0" calcext:value-type="float">
            <text:p>0</text:p>
          </table:table-cell>
          <table:table-cell table:formula="of:=INT(([.AQ4]+[.AQ5]+[.AQ3])/2)" office:value-type="float" office:value="1" calcext:value-type="float">
            <text:p>1</text:p>
          </table:table-cell>
          <table:table-cell table:formula="of:=INT(([.AS4]+[.AS5]+[.AS3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T4]+[.AT5]+[.AT3])/2)" office:value-type="float" office:value="1" calcext:value-type="float">
            <text:p>1</text:p>
          </table:table-cell>
          <table:table-cell table:formula="of:=INT(([.AU4]+[.AU5]+[.AU3])/2)" office:value-type="float" office:value="1" calcext:value-type="float">
            <text:p>1</text:p>
          </table:table-cell>
          <table:table-cell table:formula="of:=INT(([.AV4]+[.AV5])/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1 =</text:p>
          </table:table-cell>
          <table:table-cell table:style-name="ce1" office:value-type="string" calcext:value-type="string">
            <text:p>A =</text:p>
          </table:table-cell>
          <table:table-cell table:style-name="ce2" table:formula="of:=[.C1]" office:value-type="float" office:value="15114" calcext:value-type="float">
            <text:p>15114</text:p>
          </table:table-cell>
          <table:table-cell/>
          <table:table-cell table:style-name="ce1" office:value-type="string" calcext:value-type="string">
            <text:p>B1 = </text:p>
          </table:table-cell>
          <table:table-cell/>
          <table:table-cell table:formula="of:=MOD(INT([.$C4]/POWER(2;15));2)" office:value-type="float" office:value="0" calcext:value-type="float">
            <text:p>0</text:p>
          </table:table-cell>
          <table:table-cell table:formula="of:=MOD(INT([.$C4]/POWER(2;14));2)" office:value-type="float" office:value="0" calcext:value-type="float">
            <text:p>0</text:p>
          </table:table-cell>
          <table:table-cell table:formula="of:=MOD(INT([.$C4]/POWER(2;13));2)" office:value-type="float" office:value="1" calcext:value-type="float">
            <text:p>1</text:p>
          </table:table-cell>
          <table:table-cell table:formula="of:=MOD(INT([.$C4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11));2)" office:value-type="float" office:value="1" calcext:value-type="float">
            <text:p>1</text:p>
          </table:table-cell>
          <table:table-cell table:formula="of:=MOD(INT([.$C4]/POWER(2;10));2)" office:value-type="float" office:value="0" calcext:value-type="float">
            <text:p>0</text:p>
          </table:table-cell>
          <table:table-cell table:formula="of:=MOD(INT([.$C4]/POWER(2;9));2)" office:value-type="float" office:value="1" calcext:value-type="float">
            <text:p>1</text:p>
          </table:table-cell>
          <table:table-cell table:formula="of:=MOD(INT([.$C4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7));2)" office:value-type="float" office:value="0" calcext:value-type="float">
            <text:p>0</text:p>
          </table:table-cell>
          <table:table-cell table:formula="of:=MOD(INT([.$C4]/POWER(2;6));2)" office:value-type="float" office:value="0" calcext:value-type="float">
            <text:p>0</text:p>
          </table:table-cell>
          <table:table-cell table:formula="of:=MOD(INT([.$C4]/POWER(2;5));2)" office:value-type="float" office:value="0" calcext:value-type="float">
            <text:p>0</text:p>
          </table:table-cell>
          <table:table-cell table:formula="of:=MOD(INT([.$C4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4]/POWER(2;3));2)" office:value-type="float" office:value="1" calcext:value-type="float">
            <text:p>1</text:p>
          </table:table-cell>
          <table:table-cell table:formula="of:=MOD(INT([.$C4]/POWER(2;2));2)" office:value-type="float" office:value="0" calcext:value-type="float">
            <text:p>0</text:p>
          </table:table-cell>
          <table:table-cell table:formula="of:=MOD(INT([.$C4]/2);2)" office:value-type="float" office:value="1" calcext:value-type="float">
            <text:p>1</text:p>
          </table:table-cell>
          <table:table-cell table:formula="of:=MOD([.$C4]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1</text:p>
          </table:table-cell>
          <table:table-cell/>
          <table:table-cell table:formula="of:=MOD(INT([.$C4]/POWER(2;15));2)" office:value-type="float" office:value="0" calcext:value-type="float">
            <text:p>0</text:p>
          </table:table-cell>
          <table:table-cell table:formula="of:=MOD(INT([.$C4]/POWER(2;14));2)" office:value-type="float" office:value="0" calcext:value-type="float">
            <text:p>0</text:p>
          </table:table-cell>
          <table:table-cell table:formula="of:=MOD(INT([.$C4]/POWER(2;13));2)" office:value-type="float" office:value="1" calcext:value-type="float">
            <text:p>1</text:p>
          </table:table-cell>
          <table:table-cell table:formula="of:=MOD(INT([.$C4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11));2)" office:value-type="float" office:value="1" calcext:value-type="float">
            <text:p>1</text:p>
          </table:table-cell>
          <table:table-cell table:formula="of:=MOD(INT([.$C4]/POWER(2;10));2)" office:value-type="float" office:value="0" calcext:value-type="float">
            <text:p>0</text:p>
          </table:table-cell>
          <table:table-cell table:formula="of:=MOD(INT([.$C4]/POWER(2;9));2)" office:value-type="float" office:value="1" calcext:value-type="float">
            <text:p>1</text:p>
          </table:table-cell>
          <table:table-cell table:formula="of:=MOD(INT([.$C4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7));2)" office:value-type="float" office:value="0" calcext:value-type="float">
            <text:p>0</text:p>
          </table:table-cell>
          <table:table-cell table:formula="of:=MOD(INT([.$C4]/POWER(2;6));2)" office:value-type="float" office:value="0" calcext:value-type="float">
            <text:p>0</text:p>
          </table:table-cell>
          <table:table-cell table:formula="of:=MOD(INT([.$C4]/POWER(2;5));2)" office:value-type="float" office:value="0" calcext:value-type="float">
            <text:p>0</text:p>
          </table:table-cell>
          <table:table-cell table:formula="of:=MOD(INT([.$C4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4]/POWER(2;3));2)" office:value-type="float" office:value="1" calcext:value-type="float">
            <text:p>1</text:p>
          </table:table-cell>
          <table:table-cell table:formula="of:=MOD(INT([.$C4]/POWER(2;2));2)" office:value-type="float" office:value="0" calcext:value-type="float">
            <text:p>0</text:p>
          </table:table-cell>
          <table:table-cell table:formula="of:=MOD(INT([.$C4]/2);2)" office:value-type="float" office:value="1" calcext:value-type="float">
            <text:p>1</text:p>
          </table:table-cell>
          <table:table-cell table:formula="of:=MOD([.$C4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1</text:p>
          </table:table-cell>
          <table:table-cell/>
          <table:table-cell table:formula="of:=[.C4]" office:value-type="float" office:value="15114" calcext:value-type="float">
            <text:p>15114</text:p>
          </table:table-cell>
        </table:table-row>
        <table:table-row table:style-name="ro1">
          <table:table-cell table:style-name="ce1" office:value-type="string" calcext:value-type="string">
            <text:p>X2 =</text:p>
          </table:table-cell>
          <table:table-cell table:style-name="ce1" office:value-type="string" calcext:value-type="string">
            <text:p>C =</text:p>
          </table:table-cell>
          <table:table-cell table:style-name="ce2" table:formula="of:=[.C2]" office:value-type="float" office:value="15638" calcext:value-type="float">
            <text:p>15638</text:p>
          </table:table-cell>
          <table:table-cell/>
          <table:table-cell table:style-name="ce1" office:value-type="string" calcext:value-type="string">
            <text:p>B2 = </text:p>
          </table:table-cell>
          <table:table-cell/>
          <table:table-cell table:formula="of:=MOD(INT([.$C5]/POWER(2;15));2)" office:value-type="float" office:value="0" calcext:value-type="float">
            <text:p>0</text:p>
          </table:table-cell>
          <table:table-cell table:formula="of:=MOD(INT([.$C5]/POWER(2;14));2)" office:value-type="float" office:value="0" calcext:value-type="float">
            <text:p>0</text:p>
          </table:table-cell>
          <table:table-cell table:formula="of:=MOD(INT([.$C5]/POWER(2;13));2)" office:value-type="float" office:value="1" calcext:value-type="float">
            <text:p>1</text:p>
          </table:table-cell>
          <table:table-cell table:formula="of:=MOD(INT([.$C5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11));2)" office:value-type="float" office:value="1" calcext:value-type="float">
            <text:p>1</text:p>
          </table:table-cell>
          <table:table-cell table:formula="of:=MOD(INT([.$C5]/POWER(2;10));2)" office:value-type="float" office:value="1" calcext:value-type="float">
            <text:p>1</text:p>
          </table:table-cell>
          <table:table-cell table:formula="of:=MOD(INT([.$C5]/POWER(2;9));2)" office:value-type="float" office:value="0" calcext:value-type="float">
            <text:p>0</text:p>
          </table:table-cell>
          <table:table-cell table:formula="of:=MOD(INT([.$C5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7));2)" office:value-type="float" office:value="0" calcext:value-type="float">
            <text:p>0</text:p>
          </table:table-cell>
          <table:table-cell table:formula="of:=MOD(INT([.$C5]/POWER(2;6));2)" office:value-type="float" office:value="0" calcext:value-type="float">
            <text:p>0</text:p>
          </table:table-cell>
          <table:table-cell table:formula="of:=MOD(INT([.$C5]/POWER(2;5));2)" office:value-type="float" office:value="0" calcext:value-type="float">
            <text:p>0</text:p>
          </table:table-cell>
          <table:table-cell table:formula="of:=MOD(INT([.$C5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3));2)" office:value-type="float" office:value="0" calcext:value-type="float">
            <text:p>0</text:p>
          </table:table-cell>
          <table:table-cell table:formula="of:=MOD(INT([.$C5]/POWER(2;2));2)" office:value-type="float" office:value="1" calcext:value-type="float">
            <text:p>1</text:p>
          </table:table-cell>
          <table:table-cell table:formula="of:=MOD(INT([.$C5]/2);2)" office:value-type="float" office:value="1" calcext:value-type="float">
            <text:p>1</text:p>
          </table:table-cell>
          <table:table-cell table:formula="of:=MOD([.$C5]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+</text:p>
          </table:table-cell>
          <table:table-cell table:formula="of:=MOD(INT([.$C5]/POWER(2;15));2)" office:value-type="float" office:value="0" calcext:value-type="float">
            <text:p>0</text:p>
          </table:table-cell>
          <table:table-cell table:formula="of:=MOD(INT([.$C5]/POWER(2;14));2)" office:value-type="float" office:value="0" calcext:value-type="float">
            <text:p>0</text:p>
          </table:table-cell>
          <table:table-cell table:formula="of:=MOD(INT([.$C5]/POWER(2;13));2)" office:value-type="float" office:value="1" calcext:value-type="float">
            <text:p>1</text:p>
          </table:table-cell>
          <table:table-cell table:formula="of:=MOD(INT([.$C5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11));2)" office:value-type="float" office:value="1" calcext:value-type="float">
            <text:p>1</text:p>
          </table:table-cell>
          <table:table-cell table:formula="of:=MOD(INT([.$C5]/POWER(2;10));2)" office:value-type="float" office:value="1" calcext:value-type="float">
            <text:p>1</text:p>
          </table:table-cell>
          <table:table-cell table:formula="of:=MOD(INT([.$C5]/POWER(2;9));2)" office:value-type="float" office:value="0" calcext:value-type="float">
            <text:p>0</text:p>
          </table:table-cell>
          <table:table-cell table:formula="of:=MOD(INT([.$C5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7));2)" office:value-type="float" office:value="0" calcext:value-type="float">
            <text:p>0</text:p>
          </table:table-cell>
          <table:table-cell table:formula="of:=MOD(INT([.$C5]/POWER(2;6));2)" office:value-type="float" office:value="0" calcext:value-type="float">
            <text:p>0</text:p>
          </table:table-cell>
          <table:table-cell table:formula="of:=MOD(INT([.$C5]/POWER(2;5));2)" office:value-type="float" office:value="0" calcext:value-type="float">
            <text:p>0</text:p>
          </table:table-cell>
          <table:table-cell table:formula="of:=MOD(INT([.$C5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3));2)" office:value-type="float" office:value="0" calcext:value-type="float">
            <text:p>0</text:p>
          </table:table-cell>
          <table:table-cell table:formula="of:=MOD(INT([.$C5]/POWER(2;2));2)" office:value-type="float" office:value="1" calcext:value-type="float">
            <text:p>1</text:p>
          </table:table-cell>
          <table:table-cell table:formula="of:=MOD(INT([.$C5]/2);2)" office:value-type="float" office:value="1" calcext:value-type="float">
            <text:p>1</text:p>
          </table:table-cell>
          <table:table-cell table:formula="of:=MOD([.$C5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table:formula="of:=[.C5]" office:value-type="float" office:value="15638" calcext:value-type="float">
            <text:p>15638</text:p>
          </table:table-cell>
        </table:table-row>
        <table:table-row table:style-name="ro1">
          <table:table-cell table:style-name="ce1" office:value-type="string" calcext:value-type="string">
            <text:p>X3 =</text:p>
          </table:table-cell>
          <table:table-cell table:style-name="ce1" office:value-type="string" calcext:value-type="string">
            <text:p>A + C =</text:p>
          </table:table-cell>
          <table:table-cell table:style-name="ce2" table:formula="of:=[.C1]+[.C2]" office:value-type="float" office:value="30752" calcext:value-type="float">
            <text:p>30752</text:p>
          </table:table-cell>
          <table:table-cell/>
          <table:table-cell table:style-name="ce1" office:value-type="string" calcext:value-type="string">
            <text:p>B3 = </text:p>
          </table:table-cell>
          <table:table-cell/>
          <table:table-cell table:formula="of:=MOD(INT([.$C6]/POWER(2;15));2)" office:value-type="float" office:value="0" calcext:value-type="float">
            <text:p>0</text:p>
          </table:table-cell>
          <table:table-cell table:formula="of:=MOD(INT([.$C6]/POWER(2;14));2)" office:value-type="float" office:value="1" calcext:value-type="float">
            <text:p>1</text:p>
          </table:table-cell>
          <table:table-cell table:formula="of:=MOD(INT([.$C6]/POWER(2;13));2)" office:value-type="float" office:value="1" calcext:value-type="float">
            <text:p>1</text:p>
          </table:table-cell>
          <table:table-cell table:formula="of:=MOD(INT([.$C6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6]/POWER(2;11));2)" office:value-type="float" office:value="1" calcext:value-type="float">
            <text:p>1</text:p>
          </table:table-cell>
          <table:table-cell table:formula="of:=MOD(INT([.$C6]/POWER(2;10));2)" office:value-type="float" office:value="0" calcext:value-type="float">
            <text:p>0</text:p>
          </table:table-cell>
          <table:table-cell table:formula="of:=MOD(INT([.$C6]/POWER(2;9));2)" office:value-type="float" office:value="0" calcext:value-type="float">
            <text:p>0</text:p>
          </table:table-cell>
          <table:table-cell table:formula="of:=MOD(INT([.$C6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7));2)" office:value-type="float" office:value="0" calcext:value-type="float">
            <text:p>0</text:p>
          </table:table-cell>
          <table:table-cell table:formula="of:=MOD(INT([.$C6]/POWER(2;6));2)" office:value-type="float" office:value="0" calcext:value-type="float">
            <text:p>0</text:p>
          </table:table-cell>
          <table:table-cell table:formula="of:=MOD(INT([.$C6]/POWER(2;5));2)" office:value-type="float" office:value="1" calcext:value-type="float">
            <text:p>1</text:p>
          </table:table-cell>
          <table:table-cell table:formula="of:=MOD(INT([.$C6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3));2)" office:value-type="float" office:value="0" calcext:value-type="float">
            <text:p>0</text:p>
          </table:table-cell>
          <table:table-cell table:formula="of:=MOD(INT([.$C6]/POWER(2;2));2)" office:value-type="float" office:value="0" calcext:value-type="float">
            <text:p>0</text:p>
          </table:table-cell>
          <table:table-cell table:formula="of:=MOD(INT([.$C6]/2);2)" office:value-type="float" office:value="0" calcext:value-type="float">
            <text:p>0</text:p>
          </table:table-cell>
          <table:table-cell table:formula="of:=MOD([.$C6];2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</table:table-row>
        <table:table-row table:style-name="ro1">
          <table:table-cell table:style-name="ce1" office:value-type="string" calcext:value-type="string">
            <text:p>X4 =</text:p>
          </table:table-cell>
          <table:table-cell table:style-name="ce1" office:value-type="string" calcext:value-type="string">
            <text:p>A + C + C =</text:p>
          </table:table-cell>
          <table:table-cell table:style-name="ce2" table:formula="of:=[.C1]+[.C2]+[.C2]" office:value-type="float" office:value="46390" calcext:value-type="float">
            <text:p>46390</text:p>
          </table:table-cell>
          <table:table-cell/>
          <table:table-cell table:style-name="ce1" office:value-type="string" calcext:value-type="string">
            <text:p>B4 = </text:p>
          </table:table-cell>
          <table:table-cell/>
          <table:table-cell table:formula="of:=MOD(INT([.$C7]/POWER(2;15));2)" office:value-type="float" office:value="1" calcext:value-type="float">
            <text:p>1</text:p>
          </table:table-cell>
          <table:table-cell table:formula="of:=MOD(INT([.$C7]/POWER(2;14));2)" office:value-type="float" office:value="0" calcext:value-type="float">
            <text:p>0</text:p>
          </table:table-cell>
          <table:table-cell table:formula="of:=MOD(INT([.$C7]/POWER(2;13));2)" office:value-type="float" office:value="1" calcext:value-type="float">
            <text:p>1</text:p>
          </table:table-cell>
          <table:table-cell table:formula="of:=MOD(INT([.$C7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7]/POWER(2;11));2)" office:value-type="float" office:value="0" calcext:value-type="float">
            <text:p>0</text:p>
          </table:table-cell>
          <table:table-cell table:formula="of:=MOD(INT([.$C7]/POWER(2;10));2)" office:value-type="float" office:value="1" calcext:value-type="float">
            <text:p>1</text:p>
          </table:table-cell>
          <table:table-cell table:formula="of:=MOD(INT([.$C7]/POWER(2;9));2)" office:value-type="float" office:value="0" calcext:value-type="float">
            <text:p>0</text:p>
          </table:table-cell>
          <table:table-cell table:formula="of:=MOD(INT([.$C7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7]/POWER(2;7));2)" office:value-type="float" office:value="0" calcext:value-type="float">
            <text:p>0</text:p>
          </table:table-cell>
          <table:table-cell table:formula="of:=MOD(INT([.$C7]/POWER(2;6));2)" office:value-type="float" office:value="0" calcext:value-type="float">
            <text:p>0</text:p>
          </table:table-cell>
          <table:table-cell table:formula="of:=MOD(INT([.$C7]/POWER(2;5));2)" office:value-type="float" office:value="1" calcext:value-type="float">
            <text:p>1</text:p>
          </table:table-cell>
          <table:table-cell table:formula="of:=MOD(INT([.$C7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7]/POWER(2;3));2)" office:value-type="float" office:value="0" calcext:value-type="float">
            <text:p>0</text:p>
          </table:table-cell>
          <table:table-cell table:formula="of:=MOD(INT([.$C7]/POWER(2;2));2)" office:value-type="float" office:value="1" calcext:value-type="float">
            <text:p>1</text:p>
          </table:table-cell>
          <table:table-cell table:formula="of:=MOD(INT([.$C7]/2);2)" office:value-type="float" office:value="1" calcext:value-type="float">
            <text:p>1</text:p>
          </table:table-cell>
          <table:table-cell table:formula="of:=MOD([.$C7];2)" office:value-type="float" office:value="0" calcext:value-type="float">
            <text:p>0</text:p>
          </table:table-cell>
          <table:table-cell table:number-columns-repeated="4"/>
          <table:table-cell table:formula="of:=MOD([.AD4]+[.AD5]+[.AD3];2)" office:value-type="float" office:value="0" calcext:value-type="float">
            <text:p>0</text:p>
          </table:table-cell>
          <table:table-cell table:formula="of:=MOD([.AE4]+[.AE5]+[.AE3];2)" office:value-type="float" office:value="1" calcext:value-type="float">
            <text:p>1</text:p>
          </table:table-cell>
          <table:table-cell table:formula="of:=MOD([.AF4]+[.AF5]+[.AF3];2)" office:value-type="float" office:value="1" calcext:value-type="float">
            <text:p>1</text:p>
          </table:table-cell>
          <table:table-cell table:formula="of:=MOD([.AG4]+[.AG5]+[.AG3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I4]+[.AI5]+[.AI3];2)" office:value-type="float" office:value="1" calcext:value-type="float">
            <text:p>1</text:p>
          </table:table-cell>
          <table:table-cell table:formula="of:=MOD([.AJ4]+[.AJ5]+[.AJ3];2)" office:value-type="float" office:value="0" calcext:value-type="float">
            <text:p>0</text:p>
          </table:table-cell>
          <table:table-cell table:formula="of:=MOD([.AK4]+[.AK5]+[.AK3];2)" office:value-type="float" office:value="0" calcext:value-type="float">
            <text:p>0</text:p>
          </table:table-cell>
          <table:table-cell table:formula="of:=MOD([.AL4]+[.AL5]+[.AL3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N4]+[.AN5]+[.AN3];2)" office:value-type="float" office:value="0" calcext:value-type="float">
            <text:p>0</text:p>
          </table:table-cell>
          <table:table-cell table:formula="of:=MOD([.AO4]+[.AO5]+[.AO3];2)" office:value-type="float" office:value="0" calcext:value-type="float">
            <text:p>0</text:p>
          </table:table-cell>
          <table:table-cell table:formula="of:=MOD([.AP4]+[.AP5]+[.AP3];2)" office:value-type="float" office:value="1" calcext:value-type="float">
            <text:p>1</text:p>
          </table:table-cell>
          <table:table-cell table:formula="of:=MOD([.AQ4]+[.AQ5]+[.AQ3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S4]+[.AS5]+[.AS3];2)" office:value-type="float" office:value="0" calcext:value-type="float">
            <text:p>0</text:p>
          </table:table-cell>
          <table:table-cell table:formula="of:=MOD([.AT4]+[.AT5]+[.AT3];2)" office:value-type="float" office:value="0" calcext:value-type="float">
            <text:p>0</text:p>
          </table:table-cell>
          <table:table-cell table:formula="of:=MOD([.AU4]+[.AU5]+[.AU3];2)" office:value-type="float" office:value="0" calcext:value-type="float">
            <text:p>0</text:p>
          </table:table-cell>
          <table:table-cell table:formula="of:=MOD([.AV4]+[.AV5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7] = 0; [.AE7]*POWER(2;14)+[.AF7]*POWER(2;13)+[.AG7]*POWER(2;12)+[.AI7]*POWER(2;11)+[.AJ7]*POWER(2;10)+[.AK7]*POWER(2;9)+[.AL7]*POWER(2;8)+[.AN7]*POWER(2;7)+[.AO7]*POWER(2;6)+[.AP7]*POWER(2;5)+[.AQ7]*POWER(2;4)+[.AS7]*POWER(2;3)+[.AT7]*POWER(2;2)+[.AU7]*2+[.AV7]*1; -1*(POWER(2;16)-([.AD7]*POWER(2;15)+[.AE7]*POWER(2;14)+[.AF7]*POWER(2;13)+[.AG7]*POWER(2;12)+[.AI7]*POWER(2;11)+[.AJ7]*POWER(2;10)+[.AK7]*POWER(2;9)+[.AL7]*POWER(2;8)+[.AN7]*POWER(2;7)+[.AO7]*POWER(2;6)+[.AP7]*POWER(2;5)+[.AQ7]*POWER(2;4)+[.AS7]*POWER(2;3)+[.AT7]*POWER(2;2)+[.AU7]*2+[.AV7]*1)))" office:value-type="float" office:value="30752" calcext:value-type="float">
            <text:p>30752</text:p>
          </table:table-cell>
          <table:table-cell table:number-columns-repeated="6"/>
          <table:table-cell table:formula="of:=[.BE4]+[.BE5]" office:value-type="float" office:value="30752" calcext:value-type="float">
            <text:p>30752</text:p>
          </table:table-cell>
        </table:table-row>
        <table:table-row table:style-name="ro1">
          <table:table-cell table:style-name="ce1" office:value-type="string" calcext:value-type="string">
            <text:p>X5 =</text:p>
          </table:table-cell>
          <table:table-cell table:style-name="ce1" office:value-type="string" calcext:value-type="string">
            <text:p>C - A =</text:p>
          </table:table-cell>
          <table:table-cell table:style-name="ce2" table:formula="of:=[.C2]-[.C1]" office:value-type="float" office:value="524" calcext:value-type="float">
            <text:p>524</text:p>
          </table:table-cell>
          <table:table-cell/>
          <table:table-cell table:style-name="ce1" office:value-type="string" calcext:value-type="string">
            <text:p>B5 = </text:p>
          </table:table-cell>
          <table:table-cell/>
          <table:table-cell table:formula="of:=MOD(INT([.$C8]/POWER(2;15));2)" office:value-type="float" office:value="0" calcext:value-type="float">
            <text:p>0</text:p>
          </table:table-cell>
          <table:table-cell table:formula="of:=MOD(INT([.$C8]/POWER(2;14));2)" office:value-type="float" office:value="0" calcext:value-type="float">
            <text:p>0</text:p>
          </table:table-cell>
          <table:table-cell table:formula="of:=MOD(INT([.$C8]/POWER(2;13));2)" office:value-type="float" office:value="0" calcext:value-type="float">
            <text:p>0</text:p>
          </table:table-cell>
          <table:table-cell table:formula="of:=MOD(INT([.$C8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11));2)" office:value-type="float" office:value="0" calcext:value-type="float">
            <text:p>0</text:p>
          </table:table-cell>
          <table:table-cell table:formula="of:=MOD(INT([.$C8]/POWER(2;10));2)" office:value-type="float" office:value="0" calcext:value-type="float">
            <text:p>0</text:p>
          </table:table-cell>
          <table:table-cell table:formula="of:=MOD(INT([.$C8]/POWER(2;9));2)" office:value-type="float" office:value="1" calcext:value-type="float">
            <text:p>1</text:p>
          </table:table-cell>
          <table:table-cell table:formula="of:=MOD(INT([.$C8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7));2)" office:value-type="float" office:value="0" calcext:value-type="float">
            <text:p>0</text:p>
          </table:table-cell>
          <table:table-cell table:formula="of:=MOD(INT([.$C8]/POWER(2;6));2)" office:value-type="float" office:value="0" calcext:value-type="float">
            <text:p>0</text:p>
          </table:table-cell>
          <table:table-cell table:formula="of:=MOD(INT([.$C8]/POWER(2;5));2)" office:value-type="float" office:value="0" calcext:value-type="float">
            <text:p>0</text:p>
          </table:table-cell>
          <table:table-cell table:formula="of:=MOD(INT([.$C8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3));2)" office:value-type="float" office:value="1" calcext:value-type="float">
            <text:p>1</text:p>
          </table:table-cell>
          <table:table-cell table:formula="of:=MOD(INT([.$C8]/POWER(2;2));2)" office:value-type="float" office:value="1" calcext:value-type="float">
            <text:p>1</text:p>
          </table:table-cell>
          <table:table-cell table:formula="of:=MOD(INT([.$C8]/2);2)" office:value-type="float" office:value="0" calcext:value-type="float">
            <text:p>0</text:p>
          </table:table-cell>
          <table:table-cell table:formula="of:=MOD([.$C8];2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X6 =</text:p>
          </table:table-cell>
          <table:table-cell table:style-name="ce1" office:value-type="string" calcext:value-type="string">
            <text:p>65536 - X4 =</text:p>
          </table:table-cell>
          <table:table-cell table:style-name="ce2" table:formula="of:=65536-[.C7]" office:value-type="float" office:value="19146" calcext:value-type="float">
            <text:p>19146</text:p>
          </table:table-cell>
          <table:table-cell/>
          <table:table-cell table:style-name="ce1" office:value-type="string" calcext:value-type="string">
            <text:p>B6 = </text:p>
          </table:table-cell>
          <table:table-cell/>
          <table:table-cell table:formula="of:=MOD(INT([.$C9]/POWER(2;15));2)" office:value-type="float" office:value="0" calcext:value-type="float">
            <text:p>0</text:p>
          </table:table-cell>
          <table:table-cell table:formula="of:=MOD(INT([.$C9]/POWER(2;14));2)" office:value-type="float" office:value="1" calcext:value-type="float">
            <text:p>1</text:p>
          </table:table-cell>
          <table:table-cell table:formula="of:=MOD(INT([.$C9]/POWER(2;13));2)" office:value-type="float" office:value="0" calcext:value-type="float">
            <text:p>0</text:p>
          </table:table-cell>
          <table:table-cell table:formula="of:=MOD(INT([.$C9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11));2)" office:value-type="float" office:value="1" calcext:value-type="float">
            <text:p>1</text:p>
          </table:table-cell>
          <table:table-cell table:formula="of:=MOD(INT([.$C9]/POWER(2;10));2)" office:value-type="float" office:value="0" calcext:value-type="float">
            <text:p>0</text:p>
          </table:table-cell>
          <table:table-cell table:formula="of:=MOD(INT([.$C9]/POWER(2;9));2)" office:value-type="float" office:value="1" calcext:value-type="float">
            <text:p>1</text:p>
          </table:table-cell>
          <table:table-cell table:formula="of:=MOD(INT([.$C9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7));2)" office:value-type="float" office:value="1" calcext:value-type="float">
            <text:p>1</text:p>
          </table:table-cell>
          <table:table-cell table:formula="of:=MOD(INT([.$C9]/POWER(2;6));2)" office:value-type="float" office:value="1" calcext:value-type="float">
            <text:p>1</text:p>
          </table:table-cell>
          <table:table-cell table:formula="of:=MOD(INT([.$C9]/POWER(2;5));2)" office:value-type="float" office:value="0" calcext:value-type="float">
            <text:p>0</text:p>
          </table:table-cell>
          <table:table-cell table:formula="of:=MOD(INT([.$C9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3));2)" office:value-type="float" office:value="1" calcext:value-type="float">
            <text:p>1</text:p>
          </table:table-cell>
          <table:table-cell table:formula="of:=MOD(INT([.$C9]/POWER(2;2));2)" office:value-type="float" office:value="0" calcext:value-type="float">
            <text:p>0</text:p>
          </table:table-cell>
          <table:table-cell table:formula="of:=MOD(INT([.$C9]/2);2)" office:value-type="float" office:value="1" calcext:value-type="float">
            <text:p>1</text:p>
          </table:table-cell>
          <table:table-cell table:formula="of:=MOD([.$C9];2)"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3]+[.AD4]+[.AD5])/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7:.AG7])+SUM([.AI7:.AL7])+SUM([.AN7:.AQ7])+SUM([.AS7:.AV7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3]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7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7]" office:value-type="float" office:value="0" calcext:value-type="float">
            <text:p>0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3]=INT(SUM([.AD3:.AD5])/2)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7 =</text:p>
          </table:table-cell>
          <table:table-cell table:style-name="ce1" office:value-type="string" calcext:value-type="string">
            <text:p>-X1 =</text:p>
          </table:table-cell>
          <table:table-cell table:style-name="ce2" table:formula="of:=-[.C4]" office:value-type="float" office:value="-15114" calcext:value-type="float">
            <text:p>-15114</text:p>
          </table:table-cell>
          <table:table-cell/>
          <table:table-cell table:style-name="ce1" office:value-type="string" calcext:value-type="string">
            <text:p>B7 = </text:p>
          </table:table-cell>
          <table:table-cell office:value-type="string" calcext:value-type="string">
            <text:p>-B1 =</text:p>
          </table:table-cell>
          <table:table-cell table:formula="of:=MOD(INT(65536-(ABS([.$C10]))/POWER(2;15));2)" office:value-type="float" office:value="1" calcext:value-type="float">
            <text:p>1</text:p>
          </table:table-cell>
          <table:table-cell table:formula="of:=MOD(INT(65536-(ABS([.$C10]))/POWER(2;14));2)" office:value-type="float" office:value="1" calcext:value-type="float">
            <text:p>1</text:p>
          </table:table-cell>
          <table:table-cell table:formula="of:=MOD(INT(65536-(ABS([.$C10]))/POWER(2;13));2)" office:value-type="float" office:value="0" calcext:value-type="float">
            <text:p>0</text:p>
          </table:table-cell>
          <table:table-cell table:formula="of:=MOD(INT(65536-(ABS([.$C10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0]))/POWER(2;11));2)" office:value-type="float" office:value="0" calcext:value-type="float">
            <text:p>0</text:p>
          </table:table-cell>
          <table:table-cell table:formula="of:=MOD(INT(65536-(ABS([.$C10]))/POWER(2;10));2)" office:value-type="float" office:value="1" calcext:value-type="float">
            <text:p>1</text:p>
          </table:table-cell>
          <table:table-cell table:formula="of:=MOD(INT(65536-(ABS([.$C10]))/POWER(2;9));2)" office:value-type="float" office:value="0" calcext:value-type="float">
            <text:p>0</text:p>
          </table:table-cell>
          <table:table-cell table:formula="of:=MOD(INT(65536-(ABS([.$C10]))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0]))/POWER(2;7));2)" office:value-type="float" office:value="1" calcext:value-type="float">
            <text:p>1</text:p>
          </table:table-cell>
          <table:table-cell table:formula="of:=MOD(INT(65536-(ABS([.$C10]))/POWER(2;6));2)" office:value-type="float" office:value="1" calcext:value-type="float">
            <text:p>1</text:p>
          </table:table-cell>
          <table:table-cell table:formula="of:=MOD(INT(65536-(ABS([.$C10]))/POWER(2;5));2)" office:value-type="float" office:value="1" calcext:value-type="float">
            <text:p>1</text:p>
          </table:table-cell>
          <table:table-cell table:formula="of:=MOD(INT(65536-(ABS([.$C10]))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0]))/POWER(2;3));2)" office:value-type="float" office:value="0" calcext:value-type="float">
            <text:p>0</text:p>
          </table:table-cell>
          <table:table-cell table:formula="of:=MOD(INT(65536-(ABS([.$C10]))/POWER(2;2));2)" office:value-type="float" office:value="1" calcext:value-type="float">
            <text:p>1</text:p>
          </table:table-cell>
          <table:table-cell table:formula="of:=MOD(INT(65536-(ABS([.$C10]))/2);2)" office:value-type="float" office:value="1" calcext:value-type="float">
            <text:p>1</text:p>
          </table:table-cell>
          <table:table-cell table:formula="of:=MOD(65536-(ABS([.$C10]));2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X8 =</text:p>
          </table:table-cell>
          <table:table-cell table:style-name="ce1" office:value-type="string" calcext:value-type="string">
            <text:p>-X2 =</text:p>
          </table:table-cell>
          <table:table-cell table:style-name="ce2" table:formula="of:=-[.C5]" office:value-type="float" office:value="-15638" calcext:value-type="float">
            <text:p>-15638</text:p>
          </table:table-cell>
          <table:table-cell/>
          <table:table-cell table:style-name="ce1" office:value-type="string" calcext:value-type="string">
            <text:p>B8 = </text:p>
          </table:table-cell>
          <table:table-cell office:value-type="string" calcext:value-type="string">
            <text:p>-B2 =</text:p>
          </table:table-cell>
          <table:table-cell table:formula="of:=MOD(INT(65536-(ABS([.$C11]))/POWER(2;15));2)" office:value-type="float" office:value="1" calcext:value-type="float">
            <text:p>1</text:p>
          </table:table-cell>
          <table:table-cell table:formula="of:=MOD(INT(65536-(ABS([.$C11]))/POWER(2;14));2)" office:value-type="float" office:value="1" calcext:value-type="float">
            <text:p>1</text:p>
          </table:table-cell>
          <table:table-cell table:formula="of:=MOD(INT(65536-(ABS([.$C11]))/POWER(2;13));2)" office:value-type="float" office:value="0" calcext:value-type="float">
            <text:p>0</text:p>
          </table:table-cell>
          <table:table-cell table:formula="of:=MOD(INT(65536-(ABS([.$C11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1]))/POWER(2;11));2)" office:value-type="float" office:value="0" calcext:value-type="float">
            <text:p>0</text:p>
          </table:table-cell>
          <table:table-cell table:formula="of:=MOD(INT(65536-(ABS([.$C11]))/POWER(2;10));2)" office:value-type="float" office:value="0" calcext:value-type="float">
            <text:p>0</text:p>
          </table:table-cell>
          <table:table-cell table:formula="of:=MOD(INT(65536-(ABS([.$C11]))/POWER(2;9));2)" office:value-type="float" office:value="1" calcext:value-type="float">
            <text:p>1</text:p>
          </table:table-cell>
          <table:table-cell table:formula="of:=MOD(INT(65536-(ABS([.$C11]))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1]))/POWER(2;7));2)" office:value-type="float" office:value="1" calcext:value-type="float">
            <text:p>1</text:p>
          </table:table-cell>
          <table:table-cell table:formula="of:=MOD(INT(65536-(ABS([.$C11]))/POWER(2;6));2)" office:value-type="float" office:value="1" calcext:value-type="float">
            <text:p>1</text:p>
          </table:table-cell>
          <table:table-cell table:formula="of:=MOD(INT(65536-(ABS([.$C11]))/POWER(2;5));2)" office:value-type="float" office:value="1" calcext:value-type="float">
            <text:p>1</text:p>
          </table:table-cell>
          <table:table-cell table:formula="of:=MOD(INT(65536-(ABS([.$C11]))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1]))/POWER(2;3));2)" office:value-type="float" office:value="1" calcext:value-type="float">
            <text:p>1</text:p>
          </table:table-cell>
          <table:table-cell table:formula="of:=MOD(INT(65536-(ABS([.$C11]))/POWER(2;2));2)" office:value-type="float" office:value="0" calcext:value-type="float">
            <text:p>0</text:p>
          </table:table-cell>
          <table:table-cell table:formula="of:=MOD(INT(65536-(ABS([.$C11]))/2);2)" office:value-type="float" office:value="1" calcext:value-type="float">
            <text:p>1</text:p>
          </table:table-cell>
          <table:table-cell table:formula="of:=MOD(65536-(ABS([.$C11]));2)" office:value-type="float" office:value="0" calcext:value-type="float">
            <text:p>0</text:p>
          </table:table-cell>
          <table:table-cell table:number-columns-repeated="4"/>
          <table:table-cell table:formula="of:=INT(([.AE12]+[.AE13]+[.AE11])/2)" office:value-type="float" office:value="1" calcext:value-type="float">
            <text:p>1</text:p>
          </table:table-cell>
          <table:table-cell table:formula="of:=INT(([.AF12]+[.AF13]+[.AF11])/2)" office:value-type="float" office:value="1" calcext:value-type="float">
            <text:p>1</text:p>
          </table:table-cell>
          <table:table-cell table:formula="of:=INT(([.AG12]+[.AG13]+[.AG11])/2)" office:value-type="float" office:value="1" calcext:value-type="float">
            <text:p>1</text:p>
          </table:table-cell>
          <table:table-cell table:formula="of:=INT(([.AI12]+[.AI13]+[.AI11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J12]+[.AJ13]+[.AJ11])/2)" office:value-type="float" office:value="0" calcext:value-type="float">
            <text:p>0</text:p>
          </table:table-cell>
          <table:table-cell table:formula="of:=INT(([.AK12]+[.AK13]+[.AK11])/2)" office:value-type="float" office:value="0" calcext:value-type="float">
            <text:p>0</text:p>
          </table:table-cell>
          <table:table-cell table:formula="of:=INT(([.AL12]+[.AL13]+[.AL11])/2)" office:value-type="float" office:value="0" calcext:value-type="float">
            <text:p>0</text:p>
          </table:table-cell>
          <table:table-cell table:formula="of:=INT(([.AN12]+[.AN13]+[.AN11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O12]+[.AO13]+[.AO11])/2)" office:value-type="float" office:value="0" calcext:value-type="float">
            <text:p>0</text:p>
          </table:table-cell>
          <table:table-cell table:formula="of:=INT(([.AP12]+[.AP13]+[.AP11])/2)" office:value-type="float" office:value="0" calcext:value-type="float">
            <text:p>0</text:p>
          </table:table-cell>
          <table:table-cell table:formula="of:=INT(([.AQ12]+[.AQ13]+[.AQ11])/2)" office:value-type="float" office:value="0" calcext:value-type="float">
            <text:p>0</text:p>
          </table:table-cell>
          <table:table-cell table:formula="of:=INT(([.AS12]+[.AS13]+[.AS11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T12]+[.AT13]+[.AT11])/2)" office:value-type="float" office:value="0" calcext:value-type="float">
            <text:p>0</text:p>
          </table:table-cell>
          <table:table-cell table:formula="of:=INT(([.AU12]+[.AU13]+[.AU11])/2)" office:value-type="float" office:value="0" calcext:value-type="float">
            <text:p>0</text:p>
          </table:table-cell>
          <table:table-cell table:formula="of:=INT(([.AV12]+[.AV13])/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9 =</text:p>
          </table:table-cell>
          <table:table-cell table:style-name="ce1" office:value-type="string" calcext:value-type="string">
            <text:p>-X3 =</text:p>
          </table:table-cell>
          <table:table-cell table:style-name="ce2" table:formula="of:=-[.C6]" office:value-type="float" office:value="-30752" calcext:value-type="float">
            <text:p>-30752</text:p>
          </table:table-cell>
          <table:table-cell/>
          <table:table-cell table:style-name="ce1" office:value-type="string" calcext:value-type="string">
            <text:p>B9 = </text:p>
          </table:table-cell>
          <table:table-cell office:value-type="string" calcext:value-type="string">
            <text:p>-B3 =</text:p>
          </table:table-cell>
          <table:table-cell table:formula="of:=MOD(INT(65536-(ABS([.$C12]))/POWER(2;15));2)" office:value-type="float" office:value="1" calcext:value-type="float">
            <text:p>1</text:p>
          </table:table-cell>
          <table:table-cell table:formula="of:=MOD(INT(65536-(ABS([.$C12]))/POWER(2;14));2)" office:value-type="float" office:value="0" calcext:value-type="float">
            <text:p>0</text:p>
          </table:table-cell>
          <table:table-cell table:formula="of:=MOD(INT(65536-(ABS([.$C12]))/POWER(2;13));2)" office:value-type="float" office:value="0" calcext:value-type="float">
            <text:p>0</text:p>
          </table:table-cell>
          <table:table-cell table:formula="of:=MOD(INT(65536-(ABS([.$C12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2]))/POWER(2;11));2)" office:value-type="float" office:value="0" calcext:value-type="float">
            <text:p>0</text:p>
          </table:table-cell>
          <table:table-cell table:formula="of:=MOD(INT(65536-(ABS([.$C12]))/POWER(2;10));2)" office:value-type="float" office:value="1" calcext:value-type="float">
            <text:p>1</text:p>
          </table:table-cell>
          <table:table-cell table:formula="of:=MOD(INT(65536-(ABS([.$C12]))/POWER(2;9));2)" office:value-type="float" office:value="1" calcext:value-type="float">
            <text:p>1</text:p>
          </table:table-cell>
          <table:table-cell table:formula="of:=MOD(INT(65536-(ABS([.$C12]))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2]))/POWER(2;7));2)" office:value-type="float" office:value="1" calcext:value-type="float">
            <text:p>1</text:p>
          </table:table-cell>
          <table:table-cell table:formula="of:=MOD(INT(65536-(ABS([.$C12]))/POWER(2;6));2)" office:value-type="float" office:value="1" calcext:value-type="float">
            <text:p>1</text:p>
          </table:table-cell>
          <table:table-cell table:formula="of:=MOD(INT(65536-(ABS([.$C12]))/POWER(2;5));2)" office:value-type="float" office:value="1" calcext:value-type="float">
            <text:p>1</text:p>
          </table:table-cell>
          <table:table-cell table:formula="of:=MOD(INT(65536-(ABS([.$C12]))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2]))/POWER(2;3));2)" office:value-type="float" office:value="0" calcext:value-type="float">
            <text:p>0</text:p>
          </table:table-cell>
          <table:table-cell table:formula="of:=MOD(INT(65536-(ABS([.$C12]))/POWER(2;2));2)" office:value-type="float" office:value="0" calcext:value-type="float">
            <text:p>0</text:p>
          </table:table-cell>
          <table:table-cell table:formula="of:=MOD(INT(65536-(ABS([.$C12]))/2);2)" office:value-type="float" office:value="0" calcext:value-type="float">
            <text:p>0</text:p>
          </table:table-cell>
          <table:table-cell table:formula="of:=MOD(65536-(ABS([.$C12]))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2</text:p>
          </table:table-cell>
          <table:table-cell/>
          <table:table-cell table:formula="of:=MOD(INT([.$C5]/POWER(2;15));2)" office:value-type="float" office:value="0" calcext:value-type="float">
            <text:p>0</text:p>
          </table:table-cell>
          <table:table-cell table:formula="of:=MOD(INT([.$C5]/POWER(2;14));2)" office:value-type="float" office:value="0" calcext:value-type="float">
            <text:p>0</text:p>
          </table:table-cell>
          <table:table-cell table:formula="of:=MOD(INT([.$C5]/POWER(2;13));2)" office:value-type="float" office:value="1" calcext:value-type="float">
            <text:p>1</text:p>
          </table:table-cell>
          <table:table-cell table:formula="of:=MOD(INT([.$C5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11));2)" office:value-type="float" office:value="1" calcext:value-type="float">
            <text:p>1</text:p>
          </table:table-cell>
          <table:table-cell table:formula="of:=MOD(INT([.$C5]/POWER(2;10));2)" office:value-type="float" office:value="1" calcext:value-type="float">
            <text:p>1</text:p>
          </table:table-cell>
          <table:table-cell table:formula="of:=MOD(INT([.$C5]/POWER(2;9));2)" office:value-type="float" office:value="0" calcext:value-type="float">
            <text:p>0</text:p>
          </table:table-cell>
          <table:table-cell table:formula="of:=MOD(INT([.$C5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7));2)" office:value-type="float" office:value="0" calcext:value-type="float">
            <text:p>0</text:p>
          </table:table-cell>
          <table:table-cell table:formula="of:=MOD(INT([.$C5]/POWER(2;6));2)" office:value-type="float" office:value="0" calcext:value-type="float">
            <text:p>0</text:p>
          </table:table-cell>
          <table:table-cell table:formula="of:=MOD(INT([.$C5]/POWER(2;5));2)" office:value-type="float" office:value="0" calcext:value-type="float">
            <text:p>0</text:p>
          </table:table-cell>
          <table:table-cell table:formula="of:=MOD(INT([.$C5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3));2)" office:value-type="float" office:value="0" calcext:value-type="float">
            <text:p>0</text:p>
          </table:table-cell>
          <table:table-cell table:formula="of:=MOD(INT([.$C5]/POWER(2;2));2)" office:value-type="float" office:value="1" calcext:value-type="float">
            <text:p>1</text:p>
          </table:table-cell>
          <table:table-cell table:formula="of:=MOD(INT([.$C5]/2);2)" office:value-type="float" office:value="1" calcext:value-type="float">
            <text:p>1</text:p>
          </table:table-cell>
          <table:table-cell table:formula="of:=MOD([.$C5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2</text:p>
          </table:table-cell>
          <table:table-cell/>
          <table:table-cell table:formula="of:=[.C5]" office:value-type="float" office:value="15638" calcext:value-type="float">
            <text:p>15638</text:p>
          </table:table-cell>
        </table:table-row>
        <table:table-row table:style-name="ro1">
          <table:table-cell table:style-name="ce1" office:value-type="string" calcext:value-type="string">
            <text:p>X10 =</text:p>
          </table:table-cell>
          <table:table-cell table:style-name="ce1" office:value-type="string" calcext:value-type="string">
            <text:p>-X4 =</text:p>
          </table:table-cell>
          <table:table-cell table:style-name="ce2" table:formula="of:=-[.C7]" office:value-type="float" office:value="-46390" calcext:value-type="float">
            <text:p>-46390</text:p>
          </table:table-cell>
          <table:table-cell/>
          <table:table-cell table:style-name="ce1" office:value-type="string" calcext:value-type="string">
            <text:p>B10 = </text:p>
          </table:table-cell>
          <table:table-cell office:value-type="string" calcext:value-type="string">
            <text:p>-B4 =</text:p>
          </table:table-cell>
          <table:table-cell table:formula="of:=MOD(INT(65536-(ABS([.$C13]))/POWER(2;15));2)" office:value-type="float" office:value="0" calcext:value-type="float">
            <text:p>0</text:p>
          </table:table-cell>
          <table:table-cell table:formula="of:=MOD(INT(65536-(ABS([.$C13]))/POWER(2;14));2)" office:value-type="float" office:value="1" calcext:value-type="float">
            <text:p>1</text:p>
          </table:table-cell>
          <table:table-cell table:formula="of:=MOD(INT(65536-(ABS([.$C13]))/POWER(2;13));2)" office:value-type="float" office:value="0" calcext:value-type="float">
            <text:p>0</text:p>
          </table:table-cell>
          <table:table-cell table:formula="of:=MOD(INT(65536-(ABS([.$C13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3]))/POWER(2;11));2)" office:value-type="float" office:value="1" calcext:value-type="float">
            <text:p>1</text:p>
          </table:table-cell>
          <table:table-cell table:formula="of:=MOD(INT(65536-(ABS([.$C13]))/POWER(2;10));2)" office:value-type="float" office:value="0" calcext:value-type="float">
            <text:p>0</text:p>
          </table:table-cell>
          <table:table-cell table:formula="of:=MOD(INT(65536-(ABS([.$C13]))/POWER(2;9));2)" office:value-type="float" office:value="1" calcext:value-type="float">
            <text:p>1</text:p>
          </table:table-cell>
          <table:table-cell table:formula="of:=MOD(INT(65536-(ABS([.$C13]))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3]))/POWER(2;7));2)" office:value-type="float" office:value="1" calcext:value-type="float">
            <text:p>1</text:p>
          </table:table-cell>
          <table:table-cell table:formula="of:=MOD(INT(65536-(ABS([.$C13]))/POWER(2;6));2)" office:value-type="float" office:value="1" calcext:value-type="float">
            <text:p>1</text:p>
          </table:table-cell>
          <table:table-cell table:formula="of:=MOD(INT(65536-(ABS([.$C13]))/POWER(2;5));2)" office:value-type="float" office:value="0" calcext:value-type="float">
            <text:p>0</text:p>
          </table:table-cell>
          <table:table-cell table:formula="of:=MOD(INT(65536-(ABS([.$C13]))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3]))/POWER(2;3));2)" office:value-type="float" office:value="1" calcext:value-type="float">
            <text:p>1</text:p>
          </table:table-cell>
          <table:table-cell table:formula="of:=MOD(INT(65536-(ABS([.$C13]))/POWER(2;2));2)" office:value-type="float" office:value="0" calcext:value-type="float">
            <text:p>0</text:p>
          </table:table-cell>
          <table:table-cell table:formula="of:=MOD(INT(65536-(ABS([.$C13]))/2);2)" office:value-type="float" office:value="1" calcext:value-type="float">
            <text:p>1</text:p>
          </table:table-cell>
          <table:table-cell table:formula="of:=MOD(65536-(ABS([.$C13]))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+</text:p>
          </table:table-cell>
          <table:table-cell table:formula="of:=MOD(INT([.$C6]/POWER(2;15));2)" office:value-type="float" office:value="0" calcext:value-type="float">
            <text:p>0</text:p>
          </table:table-cell>
          <table:table-cell table:formula="of:=MOD(INT([.$C6]/POWER(2;14));2)" office:value-type="float" office:value="1" calcext:value-type="float">
            <text:p>1</text:p>
          </table:table-cell>
          <table:table-cell table:formula="of:=MOD(INT([.$C6]/POWER(2;13));2)" office:value-type="float" office:value="1" calcext:value-type="float">
            <text:p>1</text:p>
          </table:table-cell>
          <table:table-cell table:formula="of:=MOD(INT([.$C6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6]/POWER(2;11));2)" office:value-type="float" office:value="1" calcext:value-type="float">
            <text:p>1</text:p>
          </table:table-cell>
          <table:table-cell table:formula="of:=MOD(INT([.$C6]/POWER(2;10));2)" office:value-type="float" office:value="0" calcext:value-type="float">
            <text:p>0</text:p>
          </table:table-cell>
          <table:table-cell table:formula="of:=MOD(INT([.$C6]/POWER(2;9));2)" office:value-type="float" office:value="0" calcext:value-type="float">
            <text:p>0</text:p>
          </table:table-cell>
          <table:table-cell table:formula="of:=MOD(INT([.$C6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7));2)" office:value-type="float" office:value="0" calcext:value-type="float">
            <text:p>0</text:p>
          </table:table-cell>
          <table:table-cell table:formula="of:=MOD(INT([.$C6]/POWER(2;6));2)" office:value-type="float" office:value="0" calcext:value-type="float">
            <text:p>0</text:p>
          </table:table-cell>
          <table:table-cell table:formula="of:=MOD(INT([.$C6]/POWER(2;5));2)" office:value-type="float" office:value="1" calcext:value-type="float">
            <text:p>1</text:p>
          </table:table-cell>
          <table:table-cell table:formula="of:=MOD(INT([.$C6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3));2)" office:value-type="float" office:value="0" calcext:value-type="float">
            <text:p>0</text:p>
          </table:table-cell>
          <table:table-cell table:formula="of:=MOD(INT([.$C6]/POWER(2;2));2)" office:value-type="float" office:value="0" calcext:value-type="float">
            <text:p>0</text:p>
          </table:table-cell>
          <table:table-cell table:formula="of:=MOD(INT([.$C6]/2);2)" office:value-type="float" office:value="0" calcext:value-type="float">
            <text:p>0</text:p>
          </table:table-cell>
          <table:table-cell table:formula="of:=MOD([.$C6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table:formula="of:=[.C6]" office:value-type="float" office:value="30752" calcext:value-type="float">
            <text:p>30752</text:p>
          </table:table-cell>
        </table:table-row>
        <table:table-row table:style-name="ro1">
          <table:table-cell table:style-name="ce1" office:value-type="string" calcext:value-type="string">
            <text:p>X11 =</text:p>
          </table:table-cell>
          <table:table-cell table:style-name="ce1" office:value-type="string" calcext:value-type="string">
            <text:p>-X5 =</text:p>
          </table:table-cell>
          <table:table-cell table:style-name="ce2" table:formula="of:=-[.C8]" office:value-type="float" office:value="-524" calcext:value-type="float">
            <text:p>-524</text:p>
          </table:table-cell>
          <table:table-cell/>
          <table:table-cell table:style-name="ce1" office:value-type="string" calcext:value-type="string">
            <text:p>B11 = </text:p>
          </table:table-cell>
          <table:table-cell office:value-type="string" calcext:value-type="string">
            <text:p>-B5 =</text:p>
          </table:table-cell>
          <table:table-cell table:formula="of:=MOD(INT(65536-(ABS([.$C14]))/POWER(2;15));2)" office:value-type="float" office:value="1" calcext:value-type="float">
            <text:p>1</text:p>
          </table:table-cell>
          <table:table-cell table:formula="of:=MOD(INT(65536-(ABS([.$C14]))/POWER(2;14));2)" office:value-type="float" office:value="1" calcext:value-type="float">
            <text:p>1</text:p>
          </table:table-cell>
          <table:table-cell table:formula="of:=MOD(INT(65536-(ABS([.$C14]))/POWER(2;13));2)" office:value-type="float" office:value="1" calcext:value-type="float">
            <text:p>1</text:p>
          </table:table-cell>
          <table:table-cell table:formula="of:=MOD(INT(65536-(ABS([.$C14]))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4]))/POWER(2;11));2)" office:value-type="float" office:value="1" calcext:value-type="float">
            <text:p>1</text:p>
          </table:table-cell>
          <table:table-cell table:formula="of:=MOD(INT(65536-(ABS([.$C14]))/POWER(2;10));2)" office:value-type="float" office:value="1" calcext:value-type="float">
            <text:p>1</text:p>
          </table:table-cell>
          <table:table-cell table:formula="of:=MOD(INT(65536-(ABS([.$C14]))/POWER(2;9));2)" office:value-type="float" office:value="0" calcext:value-type="float">
            <text:p>0</text:p>
          </table:table-cell>
          <table:table-cell table:formula="of:=MOD(INT(65536-(ABS([.$C14]))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4]))/POWER(2;7));2)" office:value-type="float" office:value="1" calcext:value-type="float">
            <text:p>1</text:p>
          </table:table-cell>
          <table:table-cell table:formula="of:=MOD(INT(65536-(ABS([.$C14]))/POWER(2;6));2)" office:value-type="float" office:value="1" calcext:value-type="float">
            <text:p>1</text:p>
          </table:table-cell>
          <table:table-cell table:formula="of:=MOD(INT(65536-(ABS([.$C14]))/POWER(2;5));2)" office:value-type="float" office:value="1" calcext:value-type="float">
            <text:p>1</text:p>
          </table:table-cell>
          <table:table-cell table:formula="of:=MOD(INT(65536-(ABS([.$C14]))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4]))/POWER(2;3));2)" office:value-type="float" office:value="0" calcext:value-type="float">
            <text:p>0</text:p>
          </table:table-cell>
          <table:table-cell table:formula="of:=MOD(INT(65536-(ABS([.$C14]))/POWER(2;2));2)" office:value-type="float" office:value="1" calcext:value-type="float">
            <text:p>1</text:p>
          </table:table-cell>
          <table:table-cell table:formula="of:=MOD(INT(65536-(ABS([.$C14]))/2);2)" office:value-type="float" office:value="0" calcext:value-type="float">
            <text:p>0</text:p>
          </table:table-cell>
          <table:table-cell table:formula="of:=MOD(65536-(ABS([.$C14]));2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</table:table-row>
        <table:table-row table:style-name="ro1">
          <table:table-cell table:style-name="ce1" office:value-type="string" calcext:value-type="string">
            <text:p>X12 =</text:p>
          </table:table-cell>
          <table:table-cell table:style-name="ce1" office:value-type="string" calcext:value-type="string">
            <text:p>-X6 =</text:p>
          </table:table-cell>
          <table:table-cell table:style-name="ce2" table:formula="of:=-[.C9]" office:value-type="float" office:value="-19146" calcext:value-type="float">
            <text:p>-19146</text:p>
          </table:table-cell>
          <table:table-cell/>
          <table:table-cell table:style-name="ce1" office:value-type="string" calcext:value-type="string">
            <text:p>B12 = </text:p>
          </table:table-cell>
          <table:table-cell office:value-type="string" calcext:value-type="string">
            <text:p>-B6 =</text:p>
          </table:table-cell>
          <table:table-cell table:formula="of:=MOD(INT(65536-(ABS([.$C15]))/POWER(2;15));2)" office:value-type="float" office:value="1" calcext:value-type="float">
            <text:p>1</text:p>
          </table:table-cell>
          <table:table-cell table:formula="of:=MOD(INT(65536-(ABS([.$C15]))/POWER(2;14));2)" office:value-type="float" office:value="0" calcext:value-type="float">
            <text:p>0</text:p>
          </table:table-cell>
          <table:table-cell table:formula="of:=MOD(INT(65536-(ABS([.$C15]))/POWER(2;13));2)" office:value-type="float" office:value="1" calcext:value-type="float">
            <text:p>1</text:p>
          </table:table-cell>
          <table:table-cell table:formula="of:=MOD(INT(65536-(ABS([.$C15]))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5]))/POWER(2;11));2)" office:value-type="float" office:value="0" calcext:value-type="float">
            <text:p>0</text:p>
          </table:table-cell>
          <table:table-cell table:formula="of:=MOD(INT(65536-(ABS([.$C15]))/POWER(2;10));2)" office:value-type="float" office:value="1" calcext:value-type="float">
            <text:p>1</text:p>
          </table:table-cell>
          <table:table-cell table:formula="of:=MOD(INT(65536-(ABS([.$C15]))/POWER(2;9));2)" office:value-type="float" office:value="0" calcext:value-type="float">
            <text:p>0</text:p>
          </table:table-cell>
          <table:table-cell table:formula="of:=MOD(INT(65536-(ABS([.$C15]))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5]))/POWER(2;7));2)" office:value-type="float" office:value="0" calcext:value-type="float">
            <text:p>0</text:p>
          </table:table-cell>
          <table:table-cell table:formula="of:=MOD(INT(65536-(ABS([.$C15]))/POWER(2;6));2)" office:value-type="float" office:value="0" calcext:value-type="float">
            <text:p>0</text:p>
          </table:table-cell>
          <table:table-cell table:formula="of:=MOD(INT(65536-(ABS([.$C15]))/POWER(2;5));2)" office:value-type="float" office:value="1" calcext:value-type="float">
            <text:p>1</text:p>
          </table:table-cell>
          <table:table-cell table:formula="of:=MOD(INT(65536-(ABS([.$C15]))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5]))/POWER(2;3));2)" office:value-type="float" office:value="0" calcext:value-type="float">
            <text:p>0</text:p>
          </table:table-cell>
          <table:table-cell table:formula="of:=MOD(INT(65536-(ABS([.$C15]))/POWER(2;2));2)" office:value-type="float" office:value="1" calcext:value-type="float">
            <text:p>1</text:p>
          </table:table-cell>
          <table:table-cell table:formula="of:=MOD(INT(65536-(ABS([.$C15]))/2);2)" office:value-type="float" office:value="1" calcext:value-type="float">
            <text:p>1</text:p>
          </table:table-cell>
          <table:table-cell table:formula="of:=MOD(65536-(ABS([.$C15]));2)" office:value-type="float" office:value="0" calcext:value-type="float">
            <text:p>0</text:p>
          </table:table-cell>
          <table:table-cell table:number-columns-repeated="4"/>
          <table:table-cell table:formula="of:=MOD([.AD12]+[.AD13]+[.AD11];2)" office:value-type="float" office:value="1" calcext:value-type="float">
            <text:p>1</text:p>
          </table:table-cell>
          <table:table-cell table:formula="of:=MOD([.AE12]+[.AE13]+[.AE11];2)" office:value-type="float" office:value="0" calcext:value-type="float">
            <text:p>0</text:p>
          </table:table-cell>
          <table:table-cell table:formula="of:=MOD([.AF12]+[.AF13]+[.AF11];2)" office:value-type="float" office:value="1" calcext:value-type="float">
            <text:p>1</text:p>
          </table:table-cell>
          <table:table-cell table:formula="of:=MOD([.AG12]+[.AG13]+[.AG1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I12]+[.AI13]+[.AI11];2)" office:value-type="float" office:value="0" calcext:value-type="float">
            <text:p>0</text:p>
          </table:table-cell>
          <table:table-cell table:formula="of:=MOD([.AJ12]+[.AJ13]+[.AJ11];2)" office:value-type="float" office:value="1" calcext:value-type="float">
            <text:p>1</text:p>
          </table:table-cell>
          <table:table-cell table:formula="of:=MOD([.AK12]+[.AK13]+[.AK11];2)" office:value-type="float" office:value="0" calcext:value-type="float">
            <text:p>0</text:p>
          </table:table-cell>
          <table:table-cell table:formula="of:=MOD([.AL12]+[.AL13]+[.AL1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N12]+[.AN13]+[.AN11];2)" office:value-type="float" office:value="0" calcext:value-type="float">
            <text:p>0</text:p>
          </table:table-cell>
          <table:table-cell table:formula="of:=MOD([.AO12]+[.AO13]+[.AO11];2)" office:value-type="float" office:value="0" calcext:value-type="float">
            <text:p>0</text:p>
          </table:table-cell>
          <table:table-cell table:formula="of:=MOD([.AP12]+[.AP13]+[.AP11];2)" office:value-type="float" office:value="1" calcext:value-type="float">
            <text:p>1</text:p>
          </table:table-cell>
          <table:table-cell table:formula="of:=MOD([.AQ12]+[.AQ13]+[.AQ1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S12]+[.AS13]+[.AS11];2)" office:value-type="float" office:value="0" calcext:value-type="float">
            <text:p>0</text:p>
          </table:table-cell>
          <table:table-cell table:formula="of:=MOD([.AT12]+[.AT13]+[.AT11];2)" office:value-type="float" office:value="1" calcext:value-type="float">
            <text:p>1</text:p>
          </table:table-cell>
          <table:table-cell table:formula="of:=MOD([.AU12]+[.AU13]+[.AU11];2)" office:value-type="float" office:value="1" calcext:value-type="float">
            <text:p>1</text:p>
          </table:table-cell>
          <table:table-cell table:formula="of:=MOD([.AV12]+[.AV13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15] = 0; [.AE15]*POWER(2;14)+[.AF15]*POWER(2;13)+[.AG15]*POWER(2;12)+[.AI15]*POWER(2;11)+[.AJ15]*POWER(2;10)+[.AK15]*POWER(2;9)+[.AL15]*POWER(2;8)+[.AN15]*POWER(2;7)+[.AO15]*POWER(2;6)+[.AP15]*POWER(2;5)+[.AQ15]*POWER(2;4)+[.AS15]*POWER(2;3)+[.AT15]*POWER(2;2)+[.AU15]*2+[.AV15]*1; -1*(POWER(2;16)-([.AD15]*POWER(2;15)+[.AE15]*POWER(2;14)+[.AF15]*POWER(2;13)+[.AG15]*POWER(2;12)+[.AI15]*POWER(2;11)+[.AJ15]*POWER(2;10)+[.AK15]*POWER(2;9)+[.AL15]*POWER(2;8)+[.AN15]*POWER(2;7)+[.AO15]*POWER(2;6)+[.AP15]*POWER(2;5)+[.AQ15]*POWER(2;4)+[.AS15]*POWER(2;3)+[.AT15]*POWER(2;2)+[.AU15]*2+[.AV15]*1)))" office:value-type="float" office:value="-19146" calcext:value-type="float">
            <text:p>-19146</text:p>
          </table:table-cell>
          <table:table-cell table:number-columns-repeated="6"/>
          <table:table-cell table:formula="of:=[.BE12]+[.BE13]" office:value-type="float" office:value="46390" calcext:value-type="float">
            <text:p>4639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11]+[.AD12]+[.AD13])/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15:.AG15])+SUM([.AI15:.AL15])+SUM([.AN15:.AQ15])+SUM([.AS15:.AV15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11]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15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15]" office:value-type="float" office:value="1" calcext:value-type="float">
            <text:p>1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11]=INT(SUM([.AD11:.AD13])/2)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formula="of:=INT(([.AE20]+[.AE21]+[.AE19])/2)" office:value-type="float" office:value="1" calcext:value-type="float">
            <text:p>1</text:p>
          </table:table-cell>
          <table:table-cell table:formula="of:=INT(([.AF20]+[.AF21]+[.AF19])/2)" office:value-type="float" office:value="1" calcext:value-type="float">
            <text:p>1</text:p>
          </table:table-cell>
          <table:table-cell table:formula="of:=INT(([.AG20]+[.AG21]+[.AG19])/2)" office:value-type="float" office:value="1" calcext:value-type="float">
            <text:p>1</text:p>
          </table:table-cell>
          <table:table-cell table:formula="of:=INT(([.AI20]+[.AI21]+[.AI19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J20]+[.AJ21]+[.AJ19])/2)" office:value-type="float" office:value="1" calcext:value-type="float">
            <text:p>1</text:p>
          </table:table-cell>
          <table:table-cell table:formula="of:=INT(([.AK20]+[.AK21]+[.AK19])/2)" office:value-type="float" office:value="0" calcext:value-type="float">
            <text:p>0</text:p>
          </table:table-cell>
          <table:table-cell table:formula="of:=INT(([.AL20]+[.AL21]+[.AL19])/2)" office:value-type="float" office:value="1" calcext:value-type="float">
            <text:p>1</text:p>
          </table:table-cell>
          <table:table-cell table:formula="of:=INT(([.AN20]+[.AN21]+[.AN19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O20]+[.AO21]+[.AO19])/2)" office:value-type="float" office:value="1" calcext:value-type="float">
            <text:p>1</text:p>
          </table:table-cell>
          <table:table-cell table:formula="of:=INT(([.AP20]+[.AP21]+[.AP19])/2)" office:value-type="float" office:value="1" calcext:value-type="float">
            <text:p>1</text:p>
          </table:table-cell>
          <table:table-cell table:formula="of:=INT(([.AQ20]+[.AQ21]+[.AQ19])/2)" office:value-type="float" office:value="1" calcext:value-type="float">
            <text:p>1</text:p>
          </table:table-cell>
          <table:table-cell table:formula="of:=INT(([.AS20]+[.AS21]+[.AS19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T20]+[.AT21]+[.AT19])/2)" office:value-type="float" office:value="1" calcext:value-type="float">
            <text:p>1</text:p>
          </table:table-cell>
          <table:table-cell table:formula="of:=INT(([.AU20]+[.AU21]+[.AU19])/2)" office:value-type="float" office:value="1" calcext:value-type="float">
            <text:p>1</text:p>
          </table:table-cell>
          <table:table-cell table:formula="of:=INT(([.AV20]+[.AV21])/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1" calcext:value-type="float">
            <text:p>1</text:p>
          </table:table-cell>
          <table:table-cell table:formula="of:=[.J5]" office:value-type="float" office:value="1" calcext:value-type="float">
            <text:p>1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1" calcext:value-type="float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0" calcext:value-type="float">
            <text:p>0</text:p>
          </table:table-cell>
          <table:table-cell table:formula="of:=[.W5]" office:value-type="float" office:value="1" calcext:value-type="float">
            <text:p>1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2</text:p>
          </table:table-cell>
          <table:table-cell/>
          <table:table-cell table:formula="of:=[.C5]" office:value-type="float" office:value="15638" calcext:value-type="float">
            <text:p>15638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7</text:p>
          </table:table-cell>
          <table:table-cell office:value-type="string" calcext:value-type="string">
            <text:p>+</text:p>
          </table:table-cell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1" calcext:value-type="float">
            <text:p>1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0" calcext:value-type="float">
            <text:p>0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1" calcext:value-type="float">
            <text:p>1</text:p>
          </table:table-cell>
          <table:table-cell table:formula="of:=[.R10]" office:value-type="float" office:value="1" calcext:value-type="float">
            <text:p>1</text:p>
          </table:table-cell>
          <table:table-cell table:formula="of:=[.S10]" office:value-type="float" office:value="1" calcext:value-type="float">
            <text:p>1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1" calcext:value-type="float">
            <text:p>1</text:p>
          </table:table-cell>
          <table:table-cell table:formula="of:=[.Y10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table:formula="of:=[.C10]" office:value-type="float" office:value="-15114" calcext:value-type="float">
            <text:p>-15114</text:p>
          </table:table-cell>
        </table:table-row>
        <table:table-row table:style-name="ro1">
          <table:table-cell table:number-columns-repeated="28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</table:table-row>
        <table:table-row table:style-name="ro1">
          <table:table-cell table:number-columns-repeated="29"/>
          <table:table-cell table:formula="of:=MOD([.AD20]+[.AD21]+[.AD19];2)" office:value-type="float" office:value="0" calcext:value-type="float">
            <text:p>0</text:p>
          </table:table-cell>
          <table:table-cell table:formula="of:=MOD([.AE20]+[.AE21]+[.AE19];2)" office:value-type="float" office:value="0" calcext:value-type="float">
            <text:p>0</text:p>
          </table:table-cell>
          <table:table-cell table:formula="of:=MOD([.AF20]+[.AF21]+[.AF19];2)" office:value-type="float" office:value="0" calcext:value-type="float">
            <text:p>0</text:p>
          </table:table-cell>
          <table:table-cell table:formula="of:=MOD([.AG20]+[.AG21]+[.AG19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I20]+[.AI21]+[.AI19];2)" office:value-type="float" office:value="0" calcext:value-type="float">
            <text:p>0</text:p>
          </table:table-cell>
          <table:table-cell table:formula="of:=MOD([.AJ20]+[.AJ21]+[.AJ19];2)" office:value-type="float" office:value="0" calcext:value-type="float">
            <text:p>0</text:p>
          </table:table-cell>
          <table:table-cell table:formula="of:=MOD([.AK20]+[.AK21]+[.AK19];2)" office:value-type="float" office:value="1" calcext:value-type="float">
            <text:p>1</text:p>
          </table:table-cell>
          <table:table-cell table:formula="of:=MOD([.AL20]+[.AL21]+[.AL19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N20]+[.AN21]+[.AN19];2)" office:value-type="float" office:value="0" calcext:value-type="float">
            <text:p>0</text:p>
          </table:table-cell>
          <table:table-cell table:formula="of:=MOD([.AO20]+[.AO21]+[.AO19];2)" office:value-type="float" office:value="0" calcext:value-type="float">
            <text:p>0</text:p>
          </table:table-cell>
          <table:table-cell table:formula="of:=MOD([.AP20]+[.AP21]+[.AP19];2)" office:value-type="float" office:value="0" calcext:value-type="float">
            <text:p>0</text:p>
          </table:table-cell>
          <table:table-cell table:formula="of:=MOD([.AQ20]+[.AQ21]+[.AQ19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S20]+[.AS21]+[.AS19];2)" office:value-type="float" office:value="1" calcext:value-type="float">
            <text:p>1</text:p>
          </table:table-cell>
          <table:table-cell table:formula="of:=MOD([.AT20]+[.AT21]+[.AT19];2)" office:value-type="float" office:value="1" calcext:value-type="float">
            <text:p>1</text:p>
          </table:table-cell>
          <table:table-cell table:formula="of:=MOD([.AU20]+[.AU21]+[.AU19];2)" office:value-type="float" office:value="0" calcext:value-type="float">
            <text:p>0</text:p>
          </table:table-cell>
          <table:table-cell table:formula="of:=MOD([.AV20]+[.AV21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23] = 0; [.AE23]*POWER(2;14)+[.AF23]*POWER(2;13)+[.AG23]*POWER(2;12)+[.AI23]*POWER(2;11)+[.AJ23]*POWER(2;10)+[.AK23]*POWER(2;9)+[.AL23]*POWER(2;8)+[.AN23]*POWER(2;7)+[.AO23]*POWER(2;6)+[.AP23]*POWER(2;5)+[.AQ23]*POWER(2;4)+[.AS23]*POWER(2;3)+[.AT23]*POWER(2;2)+[.AU23]*2+[.AV23]*1; -1*(POWER(2;16)-([.AD23]*POWER(2;15)+[.AE23]*POWER(2;14)+[.AF23]*POWER(2;13)+[.AG23]*POWER(2;12)+[.AI23]*POWER(2;11)+[.AJ23]*POWER(2;10)+[.AK23]*POWER(2;9)+[.AL23]*POWER(2;8)+[.AN23]*POWER(2;7)+[.AO23]*POWER(2;6)+[.AP23]*POWER(2;5)+[.AQ23]*POWER(2;4)+[.AS23]*POWER(2;3)+[.AT23]*POWER(2;2)+[.AU23]*2+[.AV23]*1)))" office:value-type="float" office:value="524" calcext:value-type="float">
            <text:p>524</text:p>
          </table:table-cell>
          <table:table-cell table:number-columns-repeated="6"/>
          <table:table-cell table:formula="of:=[.BE20]+[.BE21]" office:value-type="float" office:value="524" calcext:value-type="float">
            <text:p>524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19]+[.AD20]+[.AD21])/2)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23:.AG23])+SUM([.AI23:.AL23])+SUM([.AN23:.AQ23])+SUM([.AS23:.AV23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19]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23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23]" office:value-type="float" office:value="0" calcext:value-type="float">
            <text:p>0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19]=INT(SUM([.AD19:.AD21])/2)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formula="of:=INT(([.AE28]+[.AE29]+[.AE27])/2)" office:value-type="float" office:value="1" calcext:value-type="float">
            <text:p>1</text:p>
          </table:table-cell>
          <table:table-cell table:formula="of:=INT(([.AF28]+[.AF29]+[.AF27])/2)" office:value-type="float" office:value="0" calcext:value-type="float">
            <text:p>0</text:p>
          </table:table-cell>
          <table:table-cell table:formula="of:=INT(([.AG28]+[.AG29]+[.AG27])/2)" office:value-type="float" office:value="0" calcext:value-type="float">
            <text:p>0</text:p>
          </table:table-cell>
          <table:table-cell table:formula="of:=INT(([.AI28]+[.AI29]+[.AI27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J28]+[.AJ29]+[.AJ27])/2)" office:value-type="float" office:value="0" calcext:value-type="float">
            <text:p>0</text:p>
          </table:table-cell>
          <table:table-cell table:formula="of:=INT(([.AK28]+[.AK29]+[.AK27])/2)" office:value-type="float" office:value="0" calcext:value-type="float">
            <text:p>0</text:p>
          </table:table-cell>
          <table:table-cell table:formula="of:=INT(([.AL28]+[.AL29]+[.AL27])/2)" office:value-type="float" office:value="0" calcext:value-type="float">
            <text:p>0</text:p>
          </table:table-cell>
          <table:table-cell table:formula="of:=INT(([.AN28]+[.AN29]+[.AN27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O28]+[.AO29]+[.AO27])/2)" office:value-type="float" office:value="1" calcext:value-type="float">
            <text:p>1</text:p>
          </table:table-cell>
          <table:table-cell table:formula="of:=INT(([.AP28]+[.AP29]+[.AP27])/2)" office:value-type="float" office:value="1" calcext:value-type="float">
            <text:p>1</text:p>
          </table:table-cell>
          <table:table-cell table:formula="of:=INT(([.AQ28]+[.AQ29]+[.AQ27])/2)" office:value-type="float" office:value="1" calcext:value-type="float">
            <text:p>1</text:p>
          </table:table-cell>
          <table:table-cell table:formula="of:=INT(([.AS28]+[.AS29]+[.AS27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T28]+[.AT29]+[.AT27])/2)" office:value-type="float" office:value="1" calcext:value-type="float">
            <text:p>1</text:p>
          </table:table-cell>
          <table:table-cell table:formula="of:=INT(([.AU28]+[.AU29]+[.AU27])/2)" office:value-type="float" office:value="1" calcext:value-type="float">
            <text:p>1</text:p>
          </table:table-cell>
          <table:table-cell table:formula="of:=INT(([.AV28]+[.AV29])/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 calcext:value-type="string">
            <text:p>B7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1" calcext:value-type="float">
            <text:p>1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0" calcext:value-type="float">
            <text:p>0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1" calcext:value-type="float">
            <text:p>1</text:p>
          </table:table-cell>
          <table:table-cell table:formula="of:=[.R10]" office:value-type="float" office:value="1" calcext:value-type="float">
            <text:p>1</text:p>
          </table:table-cell>
          <table:table-cell table:formula="of:=[.S10]" office:value-type="float" office:value="1" calcext:value-type="float">
            <text:p>1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1" calcext:value-type="float">
            <text:p>1</text:p>
          </table:table-cell>
          <table:table-cell table:formula="of:=[.Y10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7</text:p>
          </table:table-cell>
          <table:table-cell/>
          <table:table-cell table:formula="of:=[.C10]" office:value-type="float" office:value="-15114" calcext:value-type="float">
            <text:p>-15114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8</text:p>
          </table:table-cell>
          <table:table-cell office:value-type="string" calcext:value-type="string">
            <text:p>+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1" calcext:value-type="float">
            <text:p>1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0" calcext:value-type="float">
            <text:p>0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1" calcext:value-type="float">
            <text:p>1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1" calcext:value-type="float">
            <text:p>1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1" calcext:value-type="float">
            <text:p>1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8</text:p>
          </table:table-cell>
          <table:table-cell office:value-type="string" calcext:value-type="string">
            <text:p>+</text:p>
          </table:table-cell>
          <table:table-cell table:formula="of:=[.C11]" office:value-type="float" office:value="-15638" calcext:value-type="float">
            <text:p>-15638</text:p>
          </table:table-cell>
        </table:table-row>
        <table:table-row table:style-name="ro1">
          <table:table-cell table:number-columns-repeated="28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</table:table-row>
        <table:table-row table:style-name="ro1">
          <table:table-cell table:number-columns-repeated="29"/>
          <table:table-cell table:formula="of:=MOD([.AD28]+[.AD29]+[.AD27];2)" office:value-type="float" office:value="1" calcext:value-type="float">
            <text:p>1</text:p>
          </table:table-cell>
          <table:table-cell table:formula="of:=MOD([.AE28]+[.AE29]+[.AE27];2)" office:value-type="float" office:value="0" calcext:value-type="float">
            <text:p>0</text:p>
          </table:table-cell>
          <table:table-cell table:formula="of:=MOD([.AF28]+[.AF29]+[.AF27];2)" office:value-type="float" office:value="0" calcext:value-type="float">
            <text:p>0</text:p>
          </table:table-cell>
          <table:table-cell table:formula="of:=MOD([.AG28]+[.AG29]+[.AG27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I28]+[.AI29]+[.AI27];2)" office:value-type="float" office:value="0" calcext:value-type="float">
            <text:p>0</text:p>
          </table:table-cell>
          <table:table-cell table:formula="of:=MOD([.AJ28]+[.AJ29]+[.AJ27];2)" office:value-type="float" office:value="1" calcext:value-type="float">
            <text:p>1</text:p>
          </table:table-cell>
          <table:table-cell table:formula="of:=MOD([.AK28]+[.AK29]+[.AK27];2)" office:value-type="float" office:value="1" calcext:value-type="float">
            <text:p>1</text:p>
          </table:table-cell>
          <table:table-cell table:formula="of:=MOD([.AL28]+[.AL29]+[.AL27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N28]+[.AN29]+[.AN27];2)" office:value-type="float" office:value="1" calcext:value-type="float">
            <text:p>1</text:p>
          </table:table-cell>
          <table:table-cell table:formula="of:=MOD([.AO28]+[.AO29]+[.AO27];2)" office:value-type="float" office:value="1" calcext:value-type="float">
            <text:p>1</text:p>
          </table:table-cell>
          <table:table-cell table:formula="of:=MOD([.AP28]+[.AP29]+[.AP27];2)" office:value-type="float" office:value="1" calcext:value-type="float">
            <text:p>1</text:p>
          </table:table-cell>
          <table:table-cell table:formula="of:=MOD([.AQ28]+[.AQ29]+[.AQ27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S28]+[.AS29]+[.AS27];2)" office:value-type="float" office:value="0" calcext:value-type="float">
            <text:p>0</text:p>
          </table:table-cell>
          <table:table-cell table:formula="of:=MOD([.AT28]+[.AT29]+[.AT27];2)" office:value-type="float" office:value="0" calcext:value-type="float">
            <text:p>0</text:p>
          </table:table-cell>
          <table:table-cell table:formula="of:=MOD([.AU28]+[.AU29]+[.AU27];2)" office:value-type="float" office:value="0" calcext:value-type="float">
            <text:p>0</text:p>
          </table:table-cell>
          <table:table-cell table:formula="of:=MOD([.AV28]+[.AV29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31] = 0; [.AE31]*POWER(2;14)+[.AF31]*POWER(2;13)+[.AG31]*POWER(2;12)+[.AI31]*POWER(2;11)+[.AJ31]*POWER(2;10)+[.AK31]*POWER(2;9)+[.AL31]*POWER(2;8)+[.AN31]*POWER(2;7)+[.AO31]*POWER(2;6)+[.AP31]*POWER(2;5)+[.AQ31]*POWER(2;4)+[.AS31]*POWER(2;3)+[.AT31]*POWER(2;2)+[.AU31]*2+[.AV31]*1; -1*(POWER(2;16)-([.AD31]*POWER(2;15)+[.AE31]*POWER(2;14)+[.AF31]*POWER(2;13)+[.AG31]*POWER(2;12)+[.AI31]*POWER(2;11)+[.AJ31]*POWER(2;10)+[.AK31]*POWER(2;9)+[.AL31]*POWER(2;8)+[.AN31]*POWER(2;7)+[.AO31]*POWER(2;6)+[.AP31]*POWER(2;5)+[.AQ31]*POWER(2;4)+[.AS31]*POWER(2;3)+[.AT31]*POWER(2;2)+[.AU31]*2+[.AV31]*1)))" office:value-type="float" office:value="-30752" calcext:value-type="float">
            <text:p>-30752</text:p>
          </table:table-cell>
          <table:table-cell table:number-columns-repeated="6"/>
          <table:table-cell table:formula="of:=[.BE28]+[.BE29]" office:value-type="float" office:value="-30752" calcext:value-type="float">
            <text:p>-30752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27]+[.AD28]+[.AD29])/2)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31:.AG31])+SUM([.AI31:.AL31])+SUM([.AN31:.AQ31])+SUM([.AS31:.AV31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27]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31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31]" office:value-type="float" office:value="1" calcext:value-type="float">
            <text:p>1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27]=INT(SUM([.AD27:.AD29])/2)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formula="of:=INT(([.AE36]+[.AE37]+[.AE35])/2)" office:value-type="float" office:value="0" calcext:value-type="float">
            <text:p>0</text:p>
          </table:table-cell>
          <table:table-cell table:formula="of:=INT(([.AF36]+[.AF37]+[.AF35])/2)" office:value-type="float" office:value="0" calcext:value-type="float">
            <text:p>0</text:p>
          </table:table-cell>
          <table:table-cell table:formula="of:=INT(([.AG36]+[.AG37]+[.AG35])/2)" office:value-type="float" office:value="0" calcext:value-type="float">
            <text:p>0</text:p>
          </table:table-cell>
          <table:table-cell table:formula="of:=INT(([.AI36]+[.AI37]+[.AI35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J36]+[.AJ37]+[.AJ35])/2)" office:value-type="float" office:value="1" calcext:value-type="float">
            <text:p>1</text:p>
          </table:table-cell>
          <table:table-cell table:formula="of:=INT(([.AK36]+[.AK37]+[.AK35])/2)" office:value-type="float" office:value="1" calcext:value-type="float">
            <text:p>1</text:p>
          </table:table-cell>
          <table:table-cell table:formula="of:=INT(([.AL36]+[.AL37]+[.AL35])/2)" office:value-type="float" office:value="1" calcext:value-type="float">
            <text:p>1</text:p>
          </table:table-cell>
          <table:table-cell table:formula="of:=INT(([.AN36]+[.AN37]+[.AN35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O36]+[.AO37]+[.AO35])/2)" office:value-type="float" office:value="1" calcext:value-type="float">
            <text:p>1</text:p>
          </table:table-cell>
          <table:table-cell table:formula="of:=INT(([.AP36]+[.AP37]+[.AP35])/2)" office:value-type="float" office:value="1" calcext:value-type="float">
            <text:p>1</text:p>
          </table:table-cell>
          <table:table-cell table:formula="of:=INT(([.AQ36]+[.AQ37]+[.AQ35])/2)" office:value-type="float" office:value="0" calcext:value-type="float">
            <text:p>0</text:p>
          </table:table-cell>
          <table:table-cell table:formula="of:=INT(([.AS36]+[.AS37]+[.AS35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T36]+[.AT37]+[.AT35])/2)" office:value-type="float" office:value="0" calcext:value-type="float">
            <text:p>0</text:p>
          </table:table-cell>
          <table:table-cell table:formula="of:=INT(([.AU36]+[.AU37]+[.AU35])/2)" office:value-type="float" office:value="0" calcext:value-type="float">
            <text:p>0</text:p>
          </table:table-cell>
          <table:table-cell table:formula="of:=INT(([.AV36]+[.AV37])/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1" calcext:value-type="float">
            <text:p>1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0" calcext:value-type="float">
            <text:p>0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1" calcext:value-type="float">
            <text:p>1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1" calcext:value-type="float">
            <text:p>1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1" calcext:value-type="float">
            <text:p>1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8</text:p>
          </table:table-cell>
          <table:table-cell/>
          <table:table-cell table:formula="of:=[.C11]" office:value-type="float" office:value="-15638" calcext:value-type="float">
            <text:p>-15638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9</text:p>
          </table:table-cell>
          <table:table-cell office:value-type="string" calcext:value-type="string">
            <text:p>+</text:p>
          </table:table-cell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0" calcext:value-type="float">
            <text:p>0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formula="of:=[.K12]" office:value-type="string" office:string-value="." calcext:value-type="string">
            <text:p>.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1" calcext:value-type="float">
            <text:p>1</text:p>
          </table:table-cell>
          <table:table-cell table:formula="of:=[.N12]" office:value-type="float" office:value="1" calcext:value-type="float">
            <text:p>1</text:p>
          </table:table-cell>
          <table:table-cell table:formula="of:=[.O12]" office:value-type="float" office:value="1" calcext:value-type="float">
            <text:p>1</text:p>
          </table:table-cell>
          <table:table-cell table:formula="of:=[.P12]" office:value-type="string" office:string-value="." calcext:value-type="string">
            <text:p>.</text:p>
          </table:table-cell>
          <table:table-cell table:formula="of:=[.Q12]" office:value-type="float" office:value="1" calcext:value-type="float">
            <text:p>1</text:p>
          </table:table-cell>
          <table:table-cell table:formula="of:=[.R12]" office:value-type="float" office:value="1" calcext:value-type="float">
            <text:p>1</text:p>
          </table:table-cell>
          <table:table-cell table:formula="of:=[.S12]" office:value-type="float" office:value="1" calcext:value-type="float">
            <text:p>1</text:p>
          </table:table-cell>
          <table:table-cell table:formula="of:=[.T12]" office:value-type="float" office:value="0" calcext:value-type="float">
            <text:p>0</text:p>
          </table:table-cell>
          <table:table-cell table:formula="of:=[.U12]" office:value-type="string" office:string-value="." calcext:value-type="string">
            <text:p>.</text:p>
          </table:table-cell>
          <table:table-cell table:formula="of:=[.V12]" office:value-type="float" office:value="0" calcext:value-type="float">
            <text:p>0</text:p>
          </table:table-cell>
          <table:table-cell table:formula="of:=[.W12]" office:value-type="float" office:value="0" calcext:value-type="float">
            <text:p>0</text:p>
          </table:table-cell>
          <table:table-cell table:formula="of:=[.X12]" office:value-type="float" office:value="0" calcext:value-type="float">
            <text:p>0</text:p>
          </table:table-cell>
          <table:table-cell table:formula="of:=[.Y12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9</text:p>
          </table:table-cell>
          <table:table-cell/>
          <table:table-cell table:formula="of:=[.C12]" office:value-type="float" office:value="-30752" calcext:value-type="float">
            <text:p>-30752</text:p>
          </table:table-cell>
        </table:table-row>
        <table:table-row table:style-name="ro1">
          <table:table-cell table:number-columns-repeated="28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</table:table-row>
        <table:table-row table:style-name="ro1">
          <table:table-cell table:number-columns-repeated="29"/>
          <table:table-cell table:formula="of:=MOD([.AD36]+[.AD37]+[.AD35];2)" office:value-type="float" office:value="0" calcext:value-type="float">
            <text:p>0</text:p>
          </table:table-cell>
          <table:table-cell table:formula="of:=MOD([.AE36]+[.AE37]+[.AE35];2)" office:value-type="float" office:value="1" calcext:value-type="float">
            <text:p>1</text:p>
          </table:table-cell>
          <table:table-cell table:formula="of:=MOD([.AF36]+[.AF37]+[.AF35];2)" office:value-type="float" office:value="0" calcext:value-type="float">
            <text:p>0</text:p>
          </table:table-cell>
          <table:table-cell table:formula="of:=MOD([.AG36]+[.AG37]+[.AG35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I36]+[.AI37]+[.AI35];2)" office:value-type="float" office:value="1" calcext:value-type="float">
            <text:p>1</text:p>
          </table:table-cell>
          <table:table-cell table:formula="of:=MOD([.AJ36]+[.AJ37]+[.AJ35];2)" office:value-type="float" office:value="0" calcext:value-type="float">
            <text:p>0</text:p>
          </table:table-cell>
          <table:table-cell table:formula="of:=MOD([.AK36]+[.AK37]+[.AK35];2)" office:value-type="float" office:value="1" calcext:value-type="float">
            <text:p>1</text:p>
          </table:table-cell>
          <table:table-cell table:formula="of:=MOD([.AL36]+[.AL37]+[.AL35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N36]+[.AN37]+[.AN35];2)" office:value-type="float" office:value="1" calcext:value-type="float">
            <text:p>1</text:p>
          </table:table-cell>
          <table:table-cell table:formula="of:=MOD([.AO36]+[.AO37]+[.AO35];2)" office:value-type="float" office:value="1" calcext:value-type="float">
            <text:p>1</text:p>
          </table:table-cell>
          <table:table-cell table:formula="of:=MOD([.AP36]+[.AP37]+[.AP35];2)" office:value-type="float" office:value="0" calcext:value-type="float">
            <text:p>0</text:p>
          </table:table-cell>
          <table:table-cell table:formula="of:=MOD([.AQ36]+[.AQ37]+[.AQ35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S36]+[.AS37]+[.AS35];2)" office:value-type="float" office:value="1" calcext:value-type="float">
            <text:p>1</text:p>
          </table:table-cell>
          <table:table-cell table:formula="of:=MOD([.AT36]+[.AT37]+[.AT35];2)" office:value-type="float" office:value="0" calcext:value-type="float">
            <text:p>0</text:p>
          </table:table-cell>
          <table:table-cell table:formula="of:=MOD([.AU36]+[.AU37]+[.AU35];2)" office:value-type="float" office:value="1" calcext:value-type="float">
            <text:p>1</text:p>
          </table:table-cell>
          <table:table-cell table:formula="of:=MOD([.AV36]+[.AV37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39] = 0; [.AE39]*POWER(2;14)+[.AF39]*POWER(2;13)+[.AG39]*POWER(2;12)+[.AI39]*POWER(2;11)+[.AJ39]*POWER(2;10)+[.AK39]*POWER(2;9)+[.AL39]*POWER(2;8)+[.AN39]*POWER(2;7)+[.AO39]*POWER(2;6)+[.AP39]*POWER(2;5)+[.AQ39]*POWER(2;4)+[.AS39]*POWER(2;3)+[.AT39]*POWER(2;2)+[.AU39]*2+[.AV39]*1; -1*(POWER(2;16)-([.AD39]*POWER(2;15)+[.AE39]*POWER(2;14)+[.AF39]*POWER(2;13)+[.AG39]*POWER(2;12)+[.AI39]*POWER(2;11)+[.AJ39]*POWER(2;10)+[.AK39]*POWER(2;9)+[.AL39]*POWER(2;8)+[.AN39]*POWER(2;7)+[.AO39]*POWER(2;6)+[.AP39]*POWER(2;5)+[.AQ39]*POWER(2;4)+[.AS39]*POWER(2;3)+[.AT39]*POWER(2;2)+[.AU39]*2+[.AV39]*1)))" office:value-type="float" office:value="19146" calcext:value-type="float">
            <text:p>19146</text:p>
          </table:table-cell>
          <table:table-cell table:number-columns-repeated="6"/>
          <table:table-cell table:formula="of:=[.BE36]+[.BE37]" office:value-type="float" office:value="-46390" calcext:value-type="float">
            <text:p>-4639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35]+[.AD36]+[.AD37])/2)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39:.AG39])+SUM([.AI39:.AL39])+SUM([.AN39:.AQ39])+SUM([.AS39:.AV39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35]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39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39]" office:value-type="float" office:value="0" calcext:value-type="float">
            <text:p>0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35]=INT(SUM([.AD35:.AD37])/2)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formula="of:=INT(([.AE44]+[.AE45]+[.AE43])/2)" office:value-type="float" office:value="0" calcext:value-type="float">
            <text:p>0</text:p>
          </table:table-cell>
          <table:table-cell table:formula="of:=INT(([.AF44]+[.AF45]+[.AF43])/2)" office:value-type="float" office:value="0" calcext:value-type="float">
            <text:p>0</text:p>
          </table:table-cell>
          <table:table-cell table:formula="of:=INT(([.AG44]+[.AG45]+[.AG43])/2)" office:value-type="float" office:value="0" calcext:value-type="float">
            <text:p>0</text:p>
          </table:table-cell>
          <table:table-cell table:formula="of:=INT(([.AI44]+[.AI45]+[.AI43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J44]+[.AJ45]+[.AJ43])/2)" office:value-type="float" office:value="0" calcext:value-type="float">
            <text:p>0</text:p>
          </table:table-cell>
          <table:table-cell table:formula="of:=INT(([.AK44]+[.AK45]+[.AK43])/2)" office:value-type="float" office:value="1" calcext:value-type="float">
            <text:p>1</text:p>
          </table:table-cell>
          <table:table-cell table:formula="of:=INT(([.AL44]+[.AL45]+[.AL43])/2)" office:value-type="float" office:value="0" calcext:value-type="float">
            <text:p>0</text:p>
          </table:table-cell>
          <table:table-cell table:formula="of:=INT(([.AN44]+[.AN45]+[.AN43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O44]+[.AO45]+[.AO43])/2)" office:value-type="float" office:value="0" calcext:value-type="float">
            <text:p>0</text:p>
          </table:table-cell>
          <table:table-cell table:formula="of:=INT(([.AP44]+[.AP45]+[.AP43])/2)" office:value-type="float" office:value="0" calcext:value-type="float">
            <text:p>0</text:p>
          </table:table-cell>
          <table:table-cell table:formula="of:=INT(([.AQ44]+[.AQ45]+[.AQ43])/2)" office:value-type="float" office:value="0" calcext:value-type="float">
            <text:p>0</text:p>
          </table:table-cell>
          <table:table-cell table:formula="of:=INT(([.AS44]+[.AS45]+[.AS43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T44]+[.AT45]+[.AT43])/2)" office:value-type="float" office:value="0" calcext:value-type="float">
            <text:p>0</text:p>
          </table:table-cell>
          <table:table-cell table:formula="of:=INT(([.AU44]+[.AU45]+[.AU43])/2)" office:value-type="float" office:value="1" calcext:value-type="float">
            <text:p>1</text:p>
          </table:table-cell>
          <table:table-cell table:formula="of:=INT(([.AV44]+[.AV45])/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 calcext:value-type="string">
            <text:p>B1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1" calcext:value-type="float">
            <text:p>1</text:p>
          </table:table-cell>
          <table:table-cell table:formula="of:=[.J4]" office:value-type="float" office:value="1" calcext:value-type="float">
            <text:p>1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1" calcext:value-type="float">
            <text:p>1</text:p>
          </table:table-cell>
          <table:table-cell table:formula="of:=[.O4]" office:value-type="float" office:value="1" calcext:value-type="float">
            <text:p>1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0" calcext:value-type="float">
            <text:p>0</text:p>
          </table:table-cell>
          <table:table-cell table:formula="of:=[.R4]" office:value-type="float" office:value="0" calcext:value-type="float">
            <text:p>0</text:p>
          </table:table-cell>
          <table:table-cell table:formula="of:=[.S4]" office:value-type="float" office:value="0" calcext:value-type="float">
            <text:p>0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1</text:p>
          </table:table-cell>
          <table:table-cell/>
          <table:table-cell table:formula="of:=[.C4]" office:value-type="float" office:value="15114" calcext:value-type="float">
            <text:p>15114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8</text:p>
          </table:table-cell>
          <table:table-cell office:value-type="string" calcext:value-type="string">
            <text:p>+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1" calcext:value-type="float">
            <text:p>1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0" calcext:value-type="float">
            <text:p>0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1" calcext:value-type="float">
            <text:p>1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1" calcext:value-type="float">
            <text:p>1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1" calcext:value-type="float">
            <text:p>1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8</text:p>
          </table:table-cell>
          <table:table-cell/>
          <table:table-cell table:formula="of:=[.C11]" office:value-type="float" office:value="-15638" calcext:value-type="float">
            <text:p>-15638</text:p>
          </table:table-cell>
        </table:table-row>
        <table:table-row table:style-name="ro1">
          <table:table-cell table:number-columns-repeated="28"/>
          <table:table-cell table:style-name="ce1" office:value-type="string" calcext:value-type="string" table:number-columns-spanned="20" table:number-rows-spanned="1">
            <text:p>---------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</table:table-row>
        <table:table-row table:style-name="ro1">
          <table:table-cell table:number-columns-repeated="29"/>
          <table:table-cell table:formula="of:=MOD([.AD44]+[.AD45]+[.AD43];2)" office:value-type="float" office:value="1" calcext:value-type="float">
            <text:p>1</text:p>
          </table:table-cell>
          <table:table-cell table:formula="of:=MOD([.AE44]+[.AE45]+[.AE43];2)" office:value-type="float" office:value="1" calcext:value-type="float">
            <text:p>1</text:p>
          </table:table-cell>
          <table:table-cell table:formula="of:=MOD([.AF44]+[.AF45]+[.AF43];2)" office:value-type="float" office:value="1" calcext:value-type="float">
            <text:p>1</text:p>
          </table:table-cell>
          <table:table-cell table:formula="of:=MOD([.AG44]+[.AG45]+[.AG43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I44]+[.AI45]+[.AI43];2)" office:value-type="float" office:value="1" calcext:value-type="float">
            <text:p>1</text:p>
          </table:table-cell>
          <table:table-cell table:formula="of:=MOD([.AJ44]+[.AJ45]+[.AJ43];2)" office:value-type="float" office:value="1" calcext:value-type="float">
            <text:p>1</text:p>
          </table:table-cell>
          <table:table-cell table:formula="of:=MOD([.AK44]+[.AK45]+[.AK43];2)" office:value-type="float" office:value="0" calcext:value-type="float">
            <text:p>0</text:p>
          </table:table-cell>
          <table:table-cell table:formula="of:=MOD([.AL44]+[.AL45]+[.AL43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N44]+[.AN45]+[.AN43];2)" office:value-type="float" office:value="1" calcext:value-type="float">
            <text:p>1</text:p>
          </table:table-cell>
          <table:table-cell table:formula="of:=MOD([.AO44]+[.AO45]+[.AO43];2)" office:value-type="float" office:value="1" calcext:value-type="float">
            <text:p>1</text:p>
          </table:table-cell>
          <table:table-cell table:formula="of:=MOD([.AP44]+[.AP45]+[.AP43];2)" office:value-type="float" office:value="1" calcext:value-type="float">
            <text:p>1</text:p>
          </table:table-cell>
          <table:table-cell table:formula="of:=MOD([.AQ44]+[.AQ45]+[.AQ43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S44]+[.AS45]+[.AS43];2)" office:value-type="float" office:value="0" calcext:value-type="float">
            <text:p>0</text:p>
          </table:table-cell>
          <table:table-cell table:formula="of:=MOD([.AT44]+[.AT45]+[.AT43];2)" office:value-type="float" office:value="1" calcext:value-type="float">
            <text:p>1</text:p>
          </table:table-cell>
          <table:table-cell table:formula="of:=MOD([.AU44]+[.AU45]+[.AU43];2)" office:value-type="float" office:value="0" calcext:value-type="float">
            <text:p>0</text:p>
          </table:table-cell>
          <table:table-cell table:formula="of:=MOD([.AV44]+[.AV45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47] = 0; [.AE47]*POWER(2;14)+[.AF47]*POWER(2;13)+[.AG47]*POWER(2;12)+[.AI47]*POWER(2;11)+[.AJ47]*POWER(2;10)+[.AK47]*POWER(2;9)+[.AL47]*POWER(2;8)+[.AN47]*POWER(2;7)+[.AO47]*POWER(2;6)+[.AP47]*POWER(2;5)+[.AQ47]*POWER(2;4)+[.AS47]*POWER(2;3)+[.AT47]*POWER(2;2)+[.AU47]*2+[.AV47]*1; -1*(POWER(2;16)-([.AD47]*POWER(2;15)+[.AE47]*POWER(2;14)+[.AF47]*POWER(2;13)+[.AG47]*POWER(2;12)+[.AI47]*POWER(2;11)+[.AJ47]*POWER(2;10)+[.AK47]*POWER(2;9)+[.AL47]*POWER(2;8)+[.AN47]*POWER(2;7)+[.AO47]*POWER(2;6)+[.AP47]*POWER(2;5)+[.AQ47]*POWER(2;4)+[.AS47]*POWER(2;3)+[.AT47]*POWER(2;2)+[.AU47]*2+[.AV47]*1)))" office:value-type="float" office:value="-524" calcext:value-type="float">
            <text:p>-524</text:p>
          </table:table-cell>
          <table:table-cell table:number-columns-repeated="6"/>
          <table:table-cell table:formula="of:=[.BE44]+[.BE45]" office:value-type="float" office:value="-524" calcext:value-type="float">
            <text:p>-524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43]+[.AD44]+[.AD45])/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47:.AG47])+SUM([.AI47:.AL47])+SUM([.AN47:.AQ47])+SUM([.AS47:.AV47]);2)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43]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47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47]" office:value-type="float" office:value="1" calcext:value-type="float">
            <text:p>1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43]=INT(SUM([.AD43:.AD45])/2)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formula="of:=INT(([.AE52]+[.AE53]+[.AE51])/2)" office:value-type="float" office:value="1" calcext:value-type="float">
            <text:p>1</text:p>
          </table:table-cell>
          <table:table-cell table:formula="of:=INT(([.AF52]+[.AF53]+[.AF51])/2)" office:value-type="float" office:value="1" calcext:value-type="float">
            <text:p>1</text:p>
          </table:table-cell>
          <table:table-cell table:formula="of:=INT(([.AG52]+[.AG53]+[.AG51])/2)" office:value-type="float" office:value="1" calcext:value-type="float">
            <text:p>1</text:p>
          </table:table-cell>
          <table:table-cell table:formula="of:=INT(([.AI52]+[.AI53]+[.AI51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J52]+[.AJ53]+[.AJ51])/2)" office:value-type="float" office:value="0" calcext:value-type="float">
            <text:p>0</text:p>
          </table:table-cell>
          <table:table-cell table:formula="of:=INT(([.AK52]+[.AK53]+[.AK51])/2)" office:value-type="float" office:value="0" calcext:value-type="float">
            <text:p>0</text:p>
          </table:table-cell>
          <table:table-cell table:formula="of:=INT(([.AL52]+[.AL53]+[.AL51])/2)" office:value-type="float" office:value="1" calcext:value-type="float">
            <text:p>1</text:p>
          </table:table-cell>
          <table:table-cell table:formula="of:=INT(([.AN52]+[.AN53]+[.AN51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O52]+[.AO53]+[.AO51])/2)" office:value-type="float" office:value="1" calcext:value-type="float">
            <text:p>1</text:p>
          </table:table-cell>
          <table:table-cell table:formula="of:=INT(([.AP52]+[.AP53]+[.AP51])/2)" office:value-type="float" office:value="1" calcext:value-type="float">
            <text:p>1</text:p>
          </table:table-cell>
          <table:table-cell table:formula="of:=INT(([.AQ52]+[.AQ53]+[.AQ51])/2)" office:value-type="float" office:value="0" calcext:value-type="float">
            <text:p>0</text:p>
          </table:table-cell>
          <table:table-cell table:formula="of:=INT(([.AS52]+[.AS53]+[.AS51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T52]+[.AT53]+[.AT51])/2)" office:value-type="float" office:value="0" calcext:value-type="float">
            <text:p>0</text:p>
          </table:table-cell>
          <table:table-cell table:formula="of:=INT(([.AU52]+[.AU53]+[.AU51])/2)" office:value-type="float" office:value="0" calcext:value-type="float">
            <text:p>0</text:p>
          </table:table-cell>
          <table:table-cell table:formula="of:=INT(([.AV52]+[.AV53])/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 calcext:value-type="string">
            <text:p>B11</text:p>
          </table:table-cell>
          <table:table-cell/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1" calcext:value-type="float">
            <text:p>1</text:p>
          </table:table-cell>
          <table:table-cell table:formula="of:=[.I14]" office:value-type="float" office:value="1" calcext:value-type="float">
            <text:p>1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string" office:string-value="." calcext:value-type="string">
            <text:p>.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1" calcext:value-type="float">
            <text:p>1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1" calcext:value-type="float">
            <text:p>1</text:p>
          </table:table-cell>
          <table:table-cell table:formula="of:=[.P14]" office:value-type="string" office:string-value="." calcext:value-type="string">
            <text:p>.</text:p>
          </table:table-cell>
          <table:table-cell table:formula="of:=[.Q14]" office:value-type="float" office:value="1" calcext:value-type="float">
            <text:p>1</text:p>
          </table:table-cell>
          <table:table-cell table:formula="of:=[.R14]" office:value-type="float" office:value="1" calcext:value-type="float">
            <text:p>1</text:p>
          </table:table-cell>
          <table:table-cell table:formula="of:=[.S14]" office:value-type="float" office:value="1" calcext:value-type="float">
            <text:p>1</text:p>
          </table:table-cell>
          <table:table-cell table:formula="of:=[.T14]" office:value-type="float" office:value="1" calcext:value-type="float">
            <text:p>1</text:p>
          </table:table-cell>
          <table:table-cell table:formula="of:=[.U14]" office:value-type="string" office:string-value="." calcext:value-type="string">
            <text:p>.</text:p>
          </table:table-cell>
          <table:table-cell table:formula="of:=[.V14]" office:value-type="float" office:value="0" calcext:value-type="float">
            <text:p>0</text:p>
          </table:table-cell>
          <table:table-cell table:formula="of:=[.W14]" office:value-type="float" office:value="1" calcext:value-type="float">
            <text:p>1</text:p>
          </table:table-cell>
          <table:table-cell table:formula="of:=[.X14]" office:value-type="float" office:value="0" calcext:value-type="float">
            <text:p>0</text:p>
          </table:table-cell>
          <table:table-cell table:formula="of:=[.Y1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11</text:p>
          </table:table-cell>
          <table:table-cell/>
          <table:table-cell table:formula="of:=[.C14]" office:value-type="float" office:value="-524" calcext:value-type="float">
            <text:p>-524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3</text:p>
          </table:table-cell>
          <table:table-cell office:value-type="string" calcext:value-type="string">
            <text:p>+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1" calcext:value-type="float">
            <text:p>1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0" calcext:value-type="float">
            <text:p>0</text:p>
          </table:table-cell>
          <table:table-cell table:formula="of:=[.R6]" office:value-type="float" office:value="0" calcext:value-type="float">
            <text:p>0</text:p>
          </table:table-cell>
          <table:table-cell table:formula="of:=[.S6]" office:value-type="float" office:value="1" calcext:value-type="float">
            <text:p>1</text:p>
          </table:table-cell>
          <table:table-cell table:formula="of:=[.T6]" office:value-type="float" office:value="0" calcext:value-type="float">
            <text:p>0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0" calcext:value-type="float">
            <text:p>0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3</text:p>
          </table:table-cell>
          <table:table-cell/>
          <table:table-cell table:formula="of:=[.C6]" office:value-type="float" office:value="30752" calcext:value-type="float">
            <text:p>30752</text:p>
          </table:table-cell>
        </table:table-row>
        <table:table-row table:style-name="ro1">
          <table:table-cell table:number-columns-repeated="28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</table:table-row>
        <table:table-row table:style-name="ro1">
          <table:table-cell table:number-columns-repeated="29"/>
          <table:table-cell table:formula="of:=MOD([.AD52]+[.AD53]+[.AD51];2)" office:value-type="float" office:value="0" calcext:value-type="float">
            <text:p>0</text:p>
          </table:table-cell>
          <table:table-cell table:formula="of:=MOD([.AE52]+[.AE53]+[.AE51];2)" office:value-type="float" office:value="1" calcext:value-type="float">
            <text:p>1</text:p>
          </table:table-cell>
          <table:table-cell table:formula="of:=MOD([.AF52]+[.AF53]+[.AF51];2)" office:value-type="float" office:value="1" calcext:value-type="float">
            <text:p>1</text:p>
          </table:table-cell>
          <table:table-cell table:formula="of:=MOD([.AG52]+[.AG53]+[.AG5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I52]+[.AI53]+[.AI51];2)" office:value-type="float" office:value="0" calcext:value-type="float">
            <text:p>0</text:p>
          </table:table-cell>
          <table:table-cell table:formula="of:=MOD([.AJ52]+[.AJ53]+[.AJ51];2)" office:value-type="float" office:value="1" calcext:value-type="float">
            <text:p>1</text:p>
          </table:table-cell>
          <table:table-cell table:formula="of:=MOD([.AK52]+[.AK53]+[.AK51];2)" office:value-type="float" office:value="1" calcext:value-type="float">
            <text:p>1</text:p>
          </table:table-cell>
          <table:table-cell table:formula="of:=MOD([.AL52]+[.AL53]+[.AL51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N52]+[.AN53]+[.AN51];2)" office:value-type="float" office:value="0" calcext:value-type="float">
            <text:p>0</text:p>
          </table:table-cell>
          <table:table-cell table:formula="of:=MOD([.AO52]+[.AO53]+[.AO51];2)" office:value-type="float" office:value="0" calcext:value-type="float">
            <text:p>0</text:p>
          </table:table-cell>
          <table:table-cell table:formula="of:=MOD([.AP52]+[.AP53]+[.AP51];2)" office:value-type="float" office:value="0" calcext:value-type="float">
            <text:p>0</text:p>
          </table:table-cell>
          <table:table-cell table:formula="of:=MOD([.AQ52]+[.AQ53]+[.AQ5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S52]+[.AS53]+[.AS51];2)" office:value-type="float" office:value="0" calcext:value-type="float">
            <text:p>0</text:p>
          </table:table-cell>
          <table:table-cell table:formula="of:=MOD([.AT52]+[.AT53]+[.AT51];2)" office:value-type="float" office:value="1" calcext:value-type="float">
            <text:p>1</text:p>
          </table:table-cell>
          <table:table-cell table:formula="of:=MOD([.AU52]+[.AU53]+[.AU51];2)" office:value-type="float" office:value="0" calcext:value-type="float">
            <text:p>0</text:p>
          </table:table-cell>
          <table:table-cell table:formula="of:=MOD([.AV52]+[.AV53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55] = 0; [.AE55]*POWER(2;14)+[.AF55]*POWER(2;13)+[.AG55]*POWER(2;12)+[.AI55]*POWER(2;11)+[.AJ55]*POWER(2;10)+[.AK55]*POWER(2;9)+[.AL55]*POWER(2;8)+[.AN55]*POWER(2;7)+[.AO55]*POWER(2;6)+[.AP55]*POWER(2;5)+[.AQ55]*POWER(2;4)+[.AS55]*POWER(2;3)+[.AT55]*POWER(2;2)+[.AU55]*2+[.AV55]*1; -1*(POWER(2;16)-([.AD55]*POWER(2;15)+[.AE55]*POWER(2;14)+[.AF55]*POWER(2;13)+[.AG55]*POWER(2;12)+[.AI55]*POWER(2;11)+[.AJ55]*POWER(2;10)+[.AK55]*POWER(2;9)+[.AL55]*POWER(2;8)+[.AN55]*POWER(2;7)+[.AO55]*POWER(2;6)+[.AP55]*POWER(2;5)+[.AQ55]*POWER(2;4)+[.AS55]*POWER(2;3)+[.AT55]*POWER(2;2)+[.AU55]*2+[.AV55]*1)))" office:value-type="float" office:value="30228" calcext:value-type="float">
            <text:p>30228</text:p>
          </table:table-cell>
          <table:table-cell table:number-columns-repeated="6"/>
          <table:table-cell table:formula="of:=[.BE52]+[.BE53]" office:value-type="float" office:value="30228" calcext:value-type="float">
            <text:p>30228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51]+[.AD52]+[.AD53])/2)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55:.AG55])+SUM([.AI55:.AL55])+SUM([.AN55:.AQ55])+SUM([.AS55:.AV55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51]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55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55]" office:value-type="float" office:value="0" calcext:value-type="float">
            <text:p>0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51]=INT(SUM([.AD51:.AD53])/2);0;1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56:21.356863609</meta:creation-date>
    <dc:date>2023-11-29T00:55:20.850314375</dc:date>
    <meta:editing-duration>PT15M50S</meta:editing-duration>
    <meta:editing-cycles>3</meta:editing-cycles>
    <meta:generator>LibreOffice/7.3.7.2$Linux_X86_64 LibreOffice_project/30$Build-2</meta:generator>
    <meta:document-statistic meta:table-count="1" meta:cell-count="983" meta:object-count="0"/>
  </office:meta>
</office:document-meta>
</file>